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formula="of:=AVERAGE([.B4:.B101])" office:value-type="float" office:value="2.03599481446625" calcext:value-type="float">
            <text:p>2.0359948145</text:p>
          </table:table-cell>
          <table:table-cell table:formula="of:=AVERAGE([.C4:.C101])" office:value-type="float" office:value="0.901518394195243" calcext:value-type="float">
            <text:p>0.9015183942</text:p>
          </table:table-cell>
          <table:table-cell table:formula="of:=AVERAGE([.D4:.D101])" office:value-type="float" office:value="0.771145319898927" calcext:value-type="float">
            <text:p>0.7711453199</text:p>
          </table:table-cell>
          <table:table-cell table:formula="of:=AVERAGE([.E4:.E101])" office:value-type="float" office:value="0.47205368322545" calcext:value-type="float">
            <text:p>0.4720536832</text:p>
          </table:table-cell>
          <table:table-cell table:formula="of:=AVERAGE([.F4:.F101])" office:value-type="float" office:value="0.318933019329733" calcext:value-type="float">
            <text:p>0.3189330193</text:p>
          </table:table-cell>
          <table:table-cell table:formula="of:=AVERAGE([.G4:.G101])" office:value-type="float" office:value="4.35187332933284" calcext:value-type="float">
            <text:p>4.3518733293</text:p>
          </table:table-cell>
          <table:table-cell table:formula="of:=AVERAGE([.H4:.H101])" office:value-type="float" office:value="20.3775497765651" calcext:value-type="float">
            <text:p>20.3775497766</text:p>
          </table:table-cell>
          <table:table-cell table:formula="of:=AVERAGE([.I4:.I101])" office:value-type="float" office:value="6.8914190858709" calcext:value-type="float">
            <text:p>6.8914190859</text:p>
          </table:table-cell>
          <table:table-cell table:formula="of:=AVERAGE([.J4:.J101])" office:value-type="float" office:value="0.85375009779789" calcext:value-type="float">
            <text:p>0.8537500978</text:p>
          </table:table-cell>
        </table:table-row>
        <table:table-row table:style-name="ro1">
          <table:table-cell/>
          <table:table-cell table:formula="of:=STDEV([.B4:.B101])" office:value-type="float" office:value="4.53252309580852" calcext:value-type="float">
            <text:p>4.5325230958</text:p>
          </table:table-cell>
          <table:table-cell table:formula="of:=STDEV([.C4:.C101])" office:value-type="float" office:value="3.3570499129297" calcext:value-type="float">
            <text:p>3.3570499129</text:p>
          </table:table-cell>
          <table:table-cell table:formula="of:=STDEV([.D4:.D101])" office:value-type="float" office:value="2.8227936868089" calcext:value-type="float">
            <text:p>2.8227936868</text:p>
          </table:table-cell>
          <table:table-cell table:formula="of:=STDEV([.E4:.E101])" office:value-type="float" office:value="2.59878783347995" calcext:value-type="float">
            <text:p>2.5987878335</text:p>
          </table:table-cell>
          <table:table-cell table:formula="of:=STDEV([.F4:.F101])" office:value-type="float" office:value="1.85685253824084" calcext:value-type="float">
            <text:p>1.8568525382</text:p>
          </table:table-cell>
          <table:table-cell table:formula="of:=STDEV([.G4:.G101])" office:value-type="float" office:value="1.70081572718773" calcext:value-type="float">
            <text:p>1.7008157272</text:p>
          </table:table-cell>
          <table:table-cell table:formula="of:=STDEV([.H4:.H101])" office:value-type="float" office:value="5.14725148898995" calcext:value-type="float">
            <text:p>5.147251489</text:p>
          </table:table-cell>
          <table:table-cell table:formula="of:=STDEV([.I4:.I101])" office:value-type="float" office:value="1.9316962476366" calcext:value-type="float">
            <text:p>1.9316962476</text:p>
          </table:table-cell>
          <table:table-cell table:formula="of:=STDEV([.J4:.J101])" office:value-type="float" office:value="2.23989381593601" calcext:value-type="float">
            <text:p>2.2398938159</text:p>
          </table:table-cell>
        </table:table-row>
        <table:table-row table:style-name="ro1">
          <table:table-cell office:value-type="string" calcext:value-type="string">
            <text:p>s04679-3311-07-03-20-49n</text:p>
          </table:table-cell>
          <table:table-cell office:value-type="float" office:value="0.192604327248638" calcext:value-type="float">
            <text:p>0.1926043272</text:p>
          </table:table-cell>
          <table:table-cell office:value-type="float" office:value="0.0449692194452814" calcext:value-type="float">
            <text:p>0.0449692194</text:p>
          </table:table-cell>
          <table:table-cell office:value-type="float" office:value="0.126120801482002" calcext:value-type="float">
            <text:p>0.1261208015</text:p>
          </table:table-cell>
          <table:table-cell office:value-type="float" office:value="0.011457517151532" calcext:value-type="float">
            <text:p>0.0114575172</text:p>
          </table:table-cell>
          <table:table-cell office:value-type="float" office:value="0.0416070543625956" calcext:value-type="float">
            <text:p>0.0416070544</text:p>
          </table:table-cell>
          <table:table-cell office:value-type="float" office:value="4.62522289927686" calcext:value-type="float">
            <text:p>4.6252228993</text:p>
          </table:table-cell>
          <table:table-cell office:value-type="float" office:value="22.560973210134" calcext:value-type="float">
            <text:p>22.5609732101</text:p>
          </table:table-cell>
          <table:table-cell office:value-type="float" office:value="7.55395645843279" calcext:value-type="float">
            <text:p>7.5539564584</text:p>
          </table:table-cell>
          <table:table-cell office:value-type="float" office:value="0.695749582049137" calcext:value-type="float">
            <text:p>0.695749582</text:p>
          </table:table-cell>
        </table:table-row>
        <table:table-row table:style-name="ro1">
          <table:table-cell office:value-type="string" calcext:value-type="string">
            <text:p>s27193-3271-03-13-16-48n</text:p>
          </table:table-cell>
          <table:table-cell office:value-type="float" office:value="13.2509574433404" calcext:value-type="float">
            <text:p>13.2509574433</text:p>
          </table:table-cell>
          <table:table-cell office:value-type="float" office:value="12.8975148225086" calcext:value-type="float">
            <text:p>12.8975148225</text:p>
          </table:table-cell>
          <table:table-cell office:value-type="float" office:value="13.2510175913486" calcext:value-type="float">
            <text:p>13.2510175913</text:p>
          </table:table-cell>
          <table:table-cell office:value-type="float" office:value="13.2408050827725" calcext:value-type="float">
            <text:p>13.2408050828</text:p>
          </table:table-cell>
          <table:table-cell office:value-type="float" office:value="13.23610026707" calcext:value-type="float">
            <text:p>13.2361002671</text:p>
          </table:table-cell>
          <table:table-cell office:value-type="float" office:value="5.01489121807295" calcext:value-type="float">
            <text:p>5.0148912181</text:p>
          </table:table-cell>
          <table:table-cell office:value-type="float" office:value="24.4947875967261" calcext:value-type="float">
            <text:p>24.4947875967</text:p>
          </table:table-cell>
          <table:table-cell office:value-type="float" office:value="8.19252552236144" calcext:value-type="float">
            <text:p>8.1925255224</text:p>
          </table:table-cell>
          <table:table-cell office:value-type="float" office:value="0.757687885045709" calcext:value-type="float">
            <text:p>0.757687885</text:p>
          </table:table-cell>
        </table:table-row>
        <table:table-row table:style-name="ro1">
          <table:table-cell office:value-type="string" calcext:value-type="string">
            <text:p>s31128-2659-04-08-16-48n</text:p>
          </table:table-cell>
          <table:table-cell office:value-type="float" office:value="0.296486941872884" calcext:value-type="float">
            <text:p>0.2964869419</text:p>
          </table:table-cell>
          <table:table-cell office:value-type="float" office:value="0.0761508416377018" calcext:value-type="float">
            <text:p>0.0761508416</text:p>
          </table:table-cell>
          <table:table-cell office:value-type="float" office:value="0.138904444022646" calcext:value-type="float">
            <text:p>0.138904444</text:p>
          </table:table-cell>
          <table:table-cell office:value-type="float" office:value="0.0273117054299896" calcext:value-type="float">
            <text:p>0.0273117054</text:p>
          </table:table-cell>
          <table:table-cell office:value-type="float" office:value="0.058698612755" calcext:value-type="float">
            <text:p>0.0586986128</text:p>
          </table:table-cell>
          <table:table-cell office:value-type="float" office:value="4.89707087989682" calcext:value-type="float">
            <text:p>4.8970708799</text:p>
          </table:table-cell>
          <table:table-cell office:value-type="float" office:value="23.8941736919162" calcext:value-type="float">
            <text:p>23.8941736919</text:p>
          </table:table-cell>
          <table:table-cell office:value-type="float" office:value="7.99941963293361" calcext:value-type="float">
            <text:p>7.9994196329</text:p>
          </table:table-cell>
          <table:table-cell office:value-type="float" office:value="0.738772677393489" calcext:value-type="float">
            <text:p>0.7387726774</text:p>
          </table:table-cell>
        </table:table-row>
        <table:table-row table:style-name="ro1">
          <table:table-cell office:value-type="string" calcext:value-type="string">
            <text:p>s14533-3457-09-02-16-35n</text:p>
          </table:table-cell>
          <table:table-cell office:value-type="float" office:value="0.131667844710409" calcext:value-type="float">
            <text:p>0.1316678447</text:p>
          </table:table-cell>
          <table:table-cell office:value-type="float" office:value="0.0400064981261028" calcext:value-type="float">
            <text:p>0.0400064981</text:p>
          </table:table-cell>
          <table:table-cell office:value-type="float" office:value="0.089666468742604" calcext:value-type="float">
            <text:p>0.0896664687</text:p>
          </table:table-cell>
          <table:table-cell office:value-type="float" office:value="0.00667801344024938" calcext:value-type="float">
            <text:p>0.0066780134</text:p>
          </table:table-cell>
          <table:table-cell office:value-type="float" office:value="0.0442730722224466" calcext:value-type="float">
            <text:p>0.0442730722</text:p>
          </table:table-cell>
          <table:table-cell office:value-type="float" office:value="2.75487331634108" calcext:value-type="float">
            <text:p>2.7548733163</text:p>
          </table:table-cell>
          <table:table-cell office:value-type="float" office:value="13.4910708996661" calcext:value-type="float">
            <text:p>13.4910708997</text:p>
          </table:table-cell>
          <table:table-cell office:value-type="float" office:value="4.50748160079483" calcext:value-type="float">
            <text:p>4.5074816008</text:p>
          </table:table-cell>
          <table:table-cell office:value-type="float" office:value="0.414153005215234" calcext:value-type="float">
            <text:p>0.4141530052</text:p>
          </table:table-cell>
        </table:table-row>
        <table:table-row table:style-name="ro1">
          <table:table-cell office:value-type="string" calcext:value-type="string">
            <text:p>s31058-2721-04-10-11-23n</text:p>
          </table:table-cell>
          <table:table-cell office:value-type="float" office:value="0.167595733916136" calcext:value-type="float">
            <text:p>0.1675957339</text:p>
          </table:table-cell>
          <table:table-cell office:value-type="float" office:value="0.0394660410844924" calcext:value-type="float">
            <text:p>0.0394660411</text:p>
          </table:table-cell>
          <table:table-cell office:value-type="float" office:value="0.0969185902254778" calcext:value-type="float">
            <text:p>0.0969185902</text:p>
          </table:table-cell>
          <table:table-cell office:value-type="float" office:value="0.00688814597470629" calcext:value-type="float">
            <text:p>0.006888146</text:p>
          </table:table-cell>
          <table:table-cell office:value-type="float" office:value="0.0362579573182672" calcext:value-type="float">
            <text:p>0.0362579573</text:p>
          </table:table-cell>
          <table:table-cell office:value-type="float" office:value="3.68238238383191" calcext:value-type="float">
            <text:p>3.6823823838</text:p>
          </table:table-cell>
          <table:table-cell office:value-type="float" office:value="17.6917547804313" calcext:value-type="float">
            <text:p>17.6917547804</text:p>
          </table:table-cell>
          <table:table-cell office:value-type="float" office:value="6.02272941984093" calcext:value-type="float">
            <text:p>6.0227294198</text:p>
          </table:table-cell>
          <table:table-cell office:value-type="float" office:value="0.544765595009938" calcext:value-type="float">
            <text:p>0.544765595</text:p>
          </table:table-cell>
        </table:table-row>
        <table:table-row table:style-name="ro1">
          <table:table-cell office:value-type="string" calcext:value-type="string">
            <text:p>s32047-2933-07-13-22-29n</text:p>
          </table:table-cell>
          <table:table-cell office:value-type="float" office:value="0.262265173335837" calcext:value-type="float">
            <text:p>0.2622651733</text:p>
          </table:table-cell>
          <table:table-cell office:value-type="float" office:value="0.0771460878315683" calcext:value-type="float">
            <text:p>0.0771460878</text:p>
          </table:table-cell>
          <table:table-cell office:value-type="float" office:value="0.128123067986456" calcext:value-type="float">
            <text:p>0.128123068</text:p>
          </table:table-cell>
          <table:table-cell office:value-type="float" office:value="0.0189467482309611" calcext:value-type="float">
            <text:p>0.0189467482</text:p>
          </table:table-cell>
          <table:table-cell office:value-type="float" office:value="0.0585074670268175" calcext:value-type="float">
            <text:p>0.058507467</text:p>
          </table:table-cell>
          <table:table-cell office:value-type="float" office:value="4.68546115672291" calcext:value-type="float">
            <text:p>4.6854611567</text:p>
          </table:table-cell>
          <table:table-cell office:value-type="float" office:value="22.8251330882924" calcext:value-type="float">
            <text:p>22.8251330883</text:p>
          </table:table-cell>
          <table:table-cell office:value-type="float" office:value="7.65505913122824" calcext:value-type="float">
            <text:p>7.6550591312</text:p>
          </table:table-cell>
          <table:table-cell office:value-type="float" office:value="0.705819136485067" calcext:value-type="float">
            <text:p>0.7058191365</text:p>
          </table:table-cell>
        </table:table-row>
        <table:table-row table:style-name="ro1">
          <table:table-cell office:value-type="string" calcext:value-type="string">
            <text:p>s14947-3433-11-06-12-07n</text:p>
          </table:table-cell>
          <table:table-cell office:value-type="float" office:value="0.180080637207792" calcext:value-type="float">
            <text:p>0.1800806372</text:p>
          </table:table-cell>
          <table:table-cell office:value-type="float" office:value="0.0633395013154957" calcext:value-type="float">
            <text:p>0.0633395013</text:p>
          </table:table-cell>
          <table:table-cell office:value-type="float" office:value="0.132199948180553" calcext:value-type="float">
            <text:p>0.1321999482</text:p>
          </table:table-cell>
          <table:table-cell office:value-type="float" office:value="0.0146407637883351" calcext:value-type="float">
            <text:p>0.0146407638</text:p>
          </table:table-cell>
          <table:table-cell office:value-type="float" office:value="0.0504671557722359" calcext:value-type="float">
            <text:p>0.0504671558</text:p>
          </table:table-cell>
          <table:table-cell office:value-type="float" office:value="4.25644858896291" calcext:value-type="float">
            <text:p>4.256448589</text:p>
          </table:table-cell>
          <table:table-cell office:value-type="float" office:value="20.7603861670204" calcext:value-type="float">
            <text:p>20.760386167</text:p>
          </table:table-cell>
          <table:table-cell office:value-type="float" office:value="6.9434942104686" calcext:value-type="float">
            <text:p>6.9434942105</text:p>
          </table:table-cell>
          <table:table-cell office:value-type="float" office:value="0.641387960344195" calcext:value-type="float">
            <text:p>0.6413879603</text:p>
          </table:table-cell>
        </table:table-row>
        <table:table-row table:style-name="ro1">
          <table:table-cell office:value-type="string" calcext:value-type="string">
            <text:p>s30640-3495-02-02-13-36n</text:p>
          </table:table-cell>
          <table:table-cell office:value-type="float" office:value="0.203442787627726" calcext:value-type="float">
            <text:p>0.2034427876</text:p>
          </table:table-cell>
          <table:table-cell office:value-type="float" office:value="0.048369515247191" calcext:value-type="float">
            <text:p>0.0483695152</text:p>
          </table:table-cell>
          <table:table-cell office:value-type="float" office:value="0.108893376758501" calcext:value-type="float">
            <text:p>0.1088933768</text:p>
          </table:table-cell>
          <table:table-cell office:value-type="float" office:value="0.00903316468981604" calcext:value-type="float">
            <text:p>0.0090331647</text:p>
          </table:table-cell>
          <table:table-cell office:value-type="float" office:value="0.0485336918906676" calcext:value-type="float">
            <text:p>0.0485336919</text:p>
          </table:table-cell>
          <table:table-cell office:value-type="float" office:value="3.74812198727859" calcext:value-type="float">
            <text:p>3.7481219873</text:p>
          </table:table-cell>
          <table:table-cell office:value-type="float" office:value="18.3578041743503" calcext:value-type="float">
            <text:p>18.3578041744</text:p>
          </table:table-cell>
          <table:table-cell office:value-type="float" office:value="6.11341830160489" calcext:value-type="float">
            <text:p>6.1134183016</text:p>
          </table:table-cell>
          <table:table-cell office:value-type="float" office:value="0.569437580561927" calcext:value-type="float">
            <text:p>0.5694375806</text:p>
          </table:table-cell>
        </table:table-row>
        <table:table-row table:style-name="ro1">
          <table:table-cell office:value-type="string" calcext:value-type="string">
            <text:p>s06539-2651-12-18-12-20n</text:p>
          </table:table-cell>
          <table:table-cell office:value-type="float" office:value="0.258669576025785" calcext:value-type="float">
            <text:p>0.258669576</text:p>
          </table:table-cell>
          <table:table-cell office:value-type="float" office:value="0.0894193195169759" calcext:value-type="float">
            <text:p>0.0894193195</text:p>
          </table:table-cell>
          <table:table-cell office:value-type="float" office:value="0.14774165066667" calcext:value-type="float">
            <text:p>0.1477416507</text:p>
          </table:table-cell>
          <table:table-cell office:value-type="float" office:value="0.00976991625467531" calcext:value-type="float">
            <text:p>0.0097699163</text:p>
          </table:table-cell>
          <table:table-cell office:value-type="float" office:value="0.0611764960880924" calcext:value-type="float">
            <text:p>0.0611764961</text:p>
          </table:table-cell>
          <table:table-cell office:value-type="float" office:value="5.02943221145122" calcext:value-type="float">
            <text:p>5.0294322115</text:p>
          </table:table-cell>
          <table:table-cell office:value-type="float" office:value="24.4954431938409" calcext:value-type="float">
            <text:p>24.4954431938</text:p>
          </table:table-cell>
          <table:table-cell office:value-type="float" office:value="8.22009910576025" calcext:value-type="float">
            <text:p>8.2200991058</text:p>
          </table:table-cell>
          <table:table-cell office:value-type="float" office:value="0.758437919599425" calcext:value-type="float">
            <text:p>0.7584379196</text:p>
          </table:table-cell>
        </table:table-row>
        <table:table-row table:style-name="ro1">
          <table:table-cell office:value-type="string" calcext:value-type="string">
            <text:p>s10842-3428-05-08-02-26n</text:p>
          </table:table-cell>
          <table:table-cell office:value-type="float" office:value="0.201849295161315" calcext:value-type="float">
            <text:p>0.2018492952</text:p>
          </table:table-cell>
          <table:table-cell office:value-type="float" office:value="0.0444065014731778" calcext:value-type="float">
            <text:p>0.0444065015</text:p>
          </table:table-cell>
          <table:table-cell office:value-type="float" office:value="0.134342577640904" calcext:value-type="float">
            <text:p>0.1343425776</text:p>
          </table:table-cell>
          <table:table-cell office:value-type="float" office:value="0.00895497073338629" calcext:value-type="float">
            <text:p>0.0089549707</text:p>
          </table:table-cell>
          <table:table-cell office:value-type="float" office:value="0.0517736137623046" calcext:value-type="float">
            <text:p>0.0517736138</text:p>
          </table:table-cell>
          <table:table-cell office:value-type="float" office:value="5.01921269963408" calcext:value-type="float">
            <text:p>5.0192126996</text:p>
          </table:table-cell>
          <table:table-cell office:value-type="float" office:value="24.4543313655958" calcext:value-type="float">
            <text:p>24.4543313656</text:p>
          </table:table-cell>
          <table:table-cell office:value-type="float" office:value="8.19546285012359" calcext:value-type="float">
            <text:p>8.1954628501</text:p>
          </table:table-cell>
          <table:table-cell office:value-type="float" office:value="0.754395220715588" calcext:value-type="float">
            <text:p>0.7543952207</text:p>
          </table:table-cell>
        </table:table-row>
        <table:table-row table:style-name="ro1">
          <table:table-cell office:value-type="string" calcext:value-type="string">
            <text:p>s02703-3188-09-06-09-12n</text:p>
          </table:table-cell>
          <table:table-cell office:value-type="float" office:value="0.364918395171675" calcext:value-type="float">
            <text:p>0.3649183952</text:p>
          </table:table-cell>
          <table:table-cell office:value-type="float" office:value="0.0600349166760307" calcext:value-type="float">
            <text:p>0.0600349167</text:p>
          </table:table-cell>
          <table:table-cell office:value-type="float" office:value="0.062665618825456" calcext:value-type="float">
            <text:p>0.0626656188</text:p>
          </table:table-cell>
          <table:table-cell office:value-type="float" office:value="0.00664161705353728" calcext:value-type="float">
            <text:p>0.0066416171</text:p>
          </table:table-cell>
          <table:table-cell office:value-type="float" office:value="0.0300300839418405" calcext:value-type="float">
            <text:p>0.0300300839</text:p>
          </table:table-cell>
          <table:table-cell office:value-type="float" office:value="2.31649428430521" calcext:value-type="float">
            <text:p>2.3164942843</text:p>
          </table:table-cell>
          <table:table-cell office:value-type="float" office:value="11.090049578856" calcext:value-type="float">
            <text:p>11.0900495789</text:p>
          </table:table-cell>
          <table:table-cell office:value-type="float" office:value="3.77907775002295" calcext:value-type="float">
            <text:p>3.77907775</text:p>
          </table:table-cell>
          <table:table-cell office:value-type="float" office:value="0.351364209141928" calcext:value-type="float">
            <text:p>0.3513642091</text:p>
          </table:table-cell>
        </table:table-row>
        <table:table-row table:style-name="ro1">
          <table:table-cell office:value-type="string" calcext:value-type="string">
            <text:p>s10464-3118-05-03-18-10n</text:p>
          </table:table-cell>
          <table:table-cell office:value-type="float" office:value="0.231694862909679" calcext:value-type="float">
            <text:p>0.2316948629</text:p>
          </table:table-cell>
          <table:table-cell office:value-type="float" office:value="0.076141519033396" calcext:value-type="float">
            <text:p>0.076141519</text:p>
          </table:table-cell>
          <table:table-cell office:value-type="float" office:value="0.134052655246323" calcext:value-type="float">
            <text:p>0.1340526552</text:p>
          </table:table-cell>
          <table:table-cell office:value-type="float" office:value="0.0219713064355356" calcext:value-type="float">
            <text:p>0.0219713064</text:p>
          </table:table-cell>
          <table:table-cell office:value-type="float" office:value="0.0539255353979379" calcext:value-type="float">
            <text:p>0.0539255354</text:p>
          </table:table-cell>
          <table:table-cell office:value-type="float" office:value="5.02506419334999" calcext:value-type="float">
            <text:p>5.0250641933</text:p>
          </table:table-cell>
          <table:table-cell office:value-type="float" office:value="24.4953805307546" calcext:value-type="float">
            <text:p>24.4953805308</text:p>
          </table:table-cell>
          <table:table-cell office:value-type="float" office:value="8.20931239461781" calcext:value-type="float">
            <text:p>8.2093123946</text:p>
          </table:table-cell>
          <table:table-cell office:value-type="float" office:value="0.756429313857484" calcext:value-type="float">
            <text:p>0.7564293139</text:p>
          </table:table-cell>
        </table:table-row>
        <table:table-row table:style-name="ro1">
          <table:table-cell office:value-type="string" calcext:value-type="string">
            <text:p>s27687-3480-09-24-18-22n</text:p>
          </table:table-cell>
          <table:table-cell office:value-type="float" office:value="0.22290320683628" calcext:value-type="float">
            <text:p>0.2229032068</text:p>
          </table:table-cell>
          <table:table-cell office:value-type="float" office:value="0.0600136669818964" calcext:value-type="float">
            <text:p>0.060013667</text:p>
          </table:table-cell>
          <table:table-cell office:value-type="float" office:value="0.129334948348305" calcext:value-type="float">
            <text:p>0.1293349483</text:p>
          </table:table-cell>
          <table:table-cell office:value-type="float" office:value="0.0277192501856234" calcext:value-type="float">
            <text:p>0.0277192502</text:p>
          </table:table-cell>
          <table:table-cell office:value-type="float" office:value="0.0679301542340937" calcext:value-type="float">
            <text:p>0.0679301542</text:p>
          </table:table-cell>
          <table:table-cell office:value-type="float" office:value="4.25443971377828" calcext:value-type="float">
            <text:p>4.2544397138</text:p>
          </table:table-cell>
          <table:table-cell office:value-type="float" office:value="20.7371933106177" calcext:value-type="float">
            <text:p>20.7371933106</text:p>
          </table:table-cell>
          <table:table-cell office:value-type="float" office:value="6.93984397034652" calcext:value-type="float">
            <text:p>6.9398439703</text:p>
          </table:table-cell>
          <table:table-cell office:value-type="float" office:value="0.645662617927056" calcext:value-type="float">
            <text:p>0.6456626179</text:p>
          </table:table-cell>
        </table:table-row>
        <table:table-row table:style-name="ro1">
          <table:table-cell office:value-type="string" calcext:value-type="string">
            <text:p>s03386-2577-08-07-20-40n</text:p>
          </table:table-cell>
          <table:table-cell office:value-type="float" office:value="0.11273835977118" calcext:value-type="float">
            <text:p>0.1127383598</text:p>
          </table:table-cell>
          <table:table-cell office:value-type="float" office:value="0.0337224918064577" calcext:value-type="float">
            <text:p>0.0337224918</text:p>
          </table:table-cell>
          <table:table-cell office:value-type="float" office:value="0.0756998782687022" calcext:value-type="float">
            <text:p>0.0756998783</text:p>
          </table:table-cell>
          <table:table-cell office:value-type="float" office:value="0.00729767658079768" calcext:value-type="float">
            <text:p>0.0072976766</text:p>
          </table:table-cell>
          <table:table-cell office:value-type="float" office:value="0.039018445934499" calcext:value-type="float">
            <text:p>0.0390184459</text:p>
          </table:table-cell>
          <table:table-cell office:value-type="float" office:value="2.7908475815181" calcext:value-type="float">
            <text:p>2.7908475815</text:p>
          </table:table-cell>
          <table:table-cell office:value-type="float" office:value="13.601302913625" calcext:value-type="float">
            <text:p>13.6013029136</text:p>
          </table:table-cell>
          <table:table-cell office:value-type="float" office:value="4.55286358178222" calcext:value-type="float">
            <text:p>4.5528635818</text:p>
          </table:table-cell>
          <table:table-cell office:value-type="float" office:value="0.419335927240974" calcext:value-type="float">
            <text:p>0.4193359272</text:p>
          </table:table-cell>
        </table:table-row>
        <table:table-row table:style-name="ro1">
          <table:table-cell office:value-type="string" calcext:value-type="string">
            <text:p>s00946-2684-03-25-08-08n</text:p>
          </table:table-cell>
          <table:table-cell office:value-type="float" office:value="0.121474927746607" calcext:value-type="float">
            <text:p>0.1214749277</text:p>
          </table:table-cell>
          <table:table-cell office:value-type="float" office:value="0.0260946341941914" calcext:value-type="float">
            <text:p>0.0260946342</text:p>
          </table:table-cell>
          <table:table-cell office:value-type="float" office:value="0.0775839526605602" calcext:value-type="float">
            <text:p>0.0775839527</text:p>
          </table:table-cell>
          <table:table-cell office:value-type="float" office:value="0.00860465458027046" calcext:value-type="float">
            <text:p>0.0086046546</text:p>
          </table:table-cell>
          <table:table-cell office:value-type="float" office:value="0.0230373002071049" calcext:value-type="float">
            <text:p>0.0230373002</text:p>
          </table:table-cell>
          <table:table-cell office:value-type="float" office:value="3.17291013747341" calcext:value-type="float">
            <text:p>3.1729101375</text:p>
          </table:table-cell>
          <table:table-cell office:value-type="float" office:value="15.4592079452655" calcext:value-type="float">
            <text:p>15.4592079453</text:p>
          </table:table-cell>
          <table:table-cell office:value-type="float" office:value="5.17585450808072" calcext:value-type="float">
            <text:p>5.1758545081</text:p>
          </table:table-cell>
          <table:table-cell office:value-type="float" office:value="0.477396849573056" calcext:value-type="float">
            <text:p>0.4773968496</text:p>
          </table:table-cell>
        </table:table-row>
        <table:table-row table:style-name="ro1">
          <table:table-cell office:value-type="string" calcext:value-type="string">
            <text:p>s04324-3333-09-05-01-42n</text:p>
          </table:table-cell>
          <table:table-cell office:value-type="float" office:value="0.111448894157956" calcext:value-type="float">
            <text:p>0.1114488942</text:p>
          </table:table-cell>
          <table:table-cell office:value-type="float" office:value="0.0343429938853616" calcext:value-type="float">
            <text:p>0.0343429939</text:p>
          </table:table-cell>
          <table:table-cell office:value-type="float" office:value="0.0764814715628115" calcext:value-type="float">
            <text:p>0.0764814716</text:p>
          </table:table-cell>
          <table:table-cell office:value-type="float" office:value="0.0285779906573198" calcext:value-type="float">
            <text:p>0.0285779907</text:p>
          </table:table-cell>
          <table:table-cell office:value-type="float" office:value="0.0233769340404165" calcext:value-type="float">
            <text:p>0.023376934</text:p>
          </table:table-cell>
          <table:table-cell office:value-type="float" office:value="2.56814161039277" calcext:value-type="float">
            <text:p>2.5681416104</text:p>
          </table:table-cell>
          <table:table-cell office:value-type="float" office:value="12.6090298351138" calcext:value-type="float">
            <text:p>12.6090298351</text:p>
          </table:table-cell>
          <table:table-cell office:value-type="float" office:value="4.1963251032905" calcext:value-type="float">
            <text:p>4.1963251033</text:p>
          </table:table-cell>
          <table:table-cell office:value-type="float" office:value="0.391202774751283" calcext:value-type="float">
            <text:p>0.3912027748</text:p>
          </table:table-cell>
        </table:table-row>
        <table:table-row table:style-name="ro1">
          <table:table-cell office:value-type="string" calcext:value-type="string">
            <text:p>s27585-2988-08-06-17-42n</text:p>
          </table:table-cell>
          <table:table-cell office:value-type="float" office:value="13.0724149395472" calcext:value-type="float">
            <text:p>13.0724149395</text:p>
          </table:table-cell>
          <table:table-cell office:value-type="float" office:value="13.1332533175669" calcext:value-type="float">
            <text:p>13.1332533176</text:p>
          </table:table-cell>
          <table:table-cell office:value-type="float" office:value="0.16718477140799" calcext:value-type="float">
            <text:p>0.1671847714</text:p>
          </table:table-cell>
          <table:table-cell office:value-type="float" office:value="0.0328299800323428" calcext:value-type="float">
            <text:p>0.03282998</text:p>
          </table:table-cell>
          <table:table-cell office:value-type="float" office:value="0.0510753937986053" calcext:value-type="float">
            <text:p>0.0510753938</text:p>
          </table:table-cell>
          <table:table-cell office:value-type="float" office:value="4.79368867888124" calcext:value-type="float">
            <text:p>4.7936886789</text:p>
          </table:table-cell>
          <table:table-cell office:value-type="float" office:value="23.3010015801145" calcext:value-type="float">
            <text:p>23.3010015801</text:p>
          </table:table-cell>
          <table:table-cell office:value-type="float" office:value="7.83030526325899" calcext:value-type="float">
            <text:p>7.8303052633</text:p>
          </table:table-cell>
          <table:table-cell office:value-type="float" office:value="0.72198921780832" calcext:value-type="float">
            <text:p>0.7219892178</text:p>
          </table:table-cell>
        </table:table-row>
        <table:table-row table:style-name="ro1">
          <table:table-cell office:value-type="string" calcext:value-type="string">
            <text:p>s06692-2632-11-21-02-18n</text:p>
          </table:table-cell>
          <table:table-cell office:value-type="float" office:value="0.043404765932313" calcext:value-type="float">
            <text:p>0.0434047659</text:p>
          </table:table-cell>
          <table:table-cell office:value-type="float" office:value="0.0126480565144164" calcext:value-type="float">
            <text:p>0.0126480565</text:p>
          </table:table-cell>
          <table:table-cell office:value-type="float" office:value="0.0271043715835774" calcext:value-type="float">
            <text:p>0.0271043716</text:p>
          </table:table-cell>
          <table:table-cell office:value-type="float" office:value="0.00164703314788395" calcext:value-type="float">
            <text:p>0.0016470331</text:p>
          </table:table-cell>
          <table:table-cell office:value-type="float" office:value="0.017736513434579" calcext:value-type="float">
            <text:p>0.0177365134</text:p>
          </table:table-cell>
          <table:table-cell office:value-type="float" office:value="1.01191530690501" calcext:value-type="float">
            <text:p>1.0119153069</text:p>
          </table:table-cell>
          <table:table-cell office:value-type="float" office:value="5.00028763851262" calcext:value-type="float">
            <text:p>5.0002876385</text:p>
          </table:table-cell>
          <table:table-cell office:value-type="float" office:value="1.65107459182371" calcext:value-type="float">
            <text:p>1.6510745918</text:p>
          </table:table-cell>
          <table:table-cell office:value-type="float" office:value="0.160500326868262" calcext:value-type="float">
            <text:p>0.1605003269</text:p>
          </table:table-cell>
        </table:table-row>
        <table:table-row table:style-name="ro1">
          <table:table-cell office:value-type="string" calcext:value-type="string">
            <text:p>s08915-3391-06-17-18-19n</text:p>
          </table:table-cell>
          <table:table-cell office:value-type="float" office:value="0.19772029496647" calcext:value-type="float">
            <text:p>0.197720295</text:p>
          </table:table-cell>
          <table:table-cell office:value-type="float" office:value="0.0921485220758546" calcext:value-type="float">
            <text:p>0.0921485221</text:p>
          </table:table-cell>
          <table:table-cell office:value-type="float" office:value="0.143349772718325" calcext:value-type="float">
            <text:p>0.1433497727</text:p>
          </table:table-cell>
          <table:table-cell office:value-type="float" office:value="0.0348060046297198" calcext:value-type="float">
            <text:p>0.0348060046</text:p>
          </table:table-cell>
          <table:table-cell office:value-type="float" office:value="0.0515907918742236" calcext:value-type="float">
            <text:p>0.0515907919</text:p>
          </table:table-cell>
          <table:table-cell office:value-type="float" office:value="5.02694225606908" calcext:value-type="float">
            <text:p>5.0269422561</text:p>
          </table:table-cell>
          <table:table-cell office:value-type="float" office:value="24.4942320686885" calcext:value-type="float">
            <text:p>24.4942320687</text:p>
          </table:table-cell>
          <table:table-cell office:value-type="float" office:value="8.21152287506359" calcext:value-type="float">
            <text:p>8.2115228751</text:p>
          </table:table-cell>
          <table:table-cell office:value-type="float" office:value="0.754769977746049" calcext:value-type="float">
            <text:p>0.7547699777</text:p>
          </table:table-cell>
        </table:table-row>
        <table:table-row table:style-name="ro1">
          <table:table-cell office:value-type="string" calcext:value-type="string">
            <text:p>s08318-3495-11-26-06-13n</text:p>
          </table:table-cell>
          <table:table-cell office:value-type="float" office:value="12.8575912299618" calcext:value-type="float">
            <text:p>12.85759123</text:p>
          </table:table-cell>
          <table:table-cell office:value-type="float" office:value="0.123213995086569" calcext:value-type="float">
            <text:p>0.1232139951</text:p>
          </table:table-cell>
          <table:table-cell office:value-type="float" office:value="12.8229457631771" calcext:value-type="float">
            <text:p>12.8229457632</text:p>
          </table:table-cell>
          <table:table-cell office:value-type="float" office:value="0.0283775581251326" calcext:value-type="float">
            <text:p>0.0283775581</text:p>
          </table:table-cell>
          <table:table-cell office:value-type="float" office:value="0.085925130694742" calcext:value-type="float">
            <text:p>0.0859251307</text:p>
          </table:table-cell>
          <table:table-cell office:value-type="float" office:value="3.92272076820431" calcext:value-type="float">
            <text:p>3.9227207682</text:p>
          </table:table-cell>
          <table:table-cell office:value-type="float" office:value="19.0528665409442" calcext:value-type="float">
            <text:p>19.0528665409</text:p>
          </table:table-cell>
          <table:table-cell office:value-type="float" office:value="6.39934477444485" calcext:value-type="float">
            <text:p>6.3993447744</text:p>
          </table:table-cell>
          <table:table-cell office:value-type="float" office:value="0.59101106379964" calcext:value-type="float">
            <text:p>0.5910110638</text:p>
          </table:table-cell>
        </table:table-row>
        <table:table-row table:style-name="ro1">
          <table:table-cell office:value-type="string" calcext:value-type="string">
            <text:p>s10667-3062-11-11-16-05n</text:p>
          </table:table-cell>
          <table:table-cell office:value-type="float" office:value="0.333056883272267" calcext:value-type="float">
            <text:p>0.3330568833</text:p>
          </table:table-cell>
          <table:table-cell office:value-type="float" office:value="0.0888678780881431" calcext:value-type="float">
            <text:p>0.0888678781</text:p>
          </table:table-cell>
          <table:table-cell office:value-type="float" office:value="0.134294755681685" calcext:value-type="float">
            <text:p>0.1342947557</text:p>
          </table:table-cell>
          <table:table-cell office:value-type="float" office:value="0.0172347126927772" calcext:value-type="float">
            <text:p>0.0172347127</text:p>
          </table:table-cell>
          <table:table-cell office:value-type="float" office:value="0.0525690107618639" calcext:value-type="float">
            <text:p>0.0525690108</text:p>
          </table:table-cell>
          <table:table-cell office:value-type="float" office:value="4.79550331408644" calcext:value-type="float">
            <text:p>4.7955033141</text:p>
          </table:table-cell>
          <table:table-cell office:value-type="float" office:value="23.3241986121362" calcext:value-type="float">
            <text:p>23.3241986121</text:p>
          </table:table-cell>
          <table:table-cell office:value-type="float" office:value="7.8220793668694" calcext:value-type="float">
            <text:p>7.8220793669</text:p>
          </table:table-cell>
          <table:table-cell office:value-type="float" office:value="0.72155150854634" calcext:value-type="float">
            <text:p>0.7215515085</text:p>
          </table:table-cell>
        </table:table-row>
        <table:table-row table:style-name="ro1">
          <table:table-cell office:value-type="string" calcext:value-type="string">
            <text:p>s18970-3262-02-13-13-30n</text:p>
          </table:table-cell>
          <table:table-cell office:value-type="float" office:value="0.220725434147151" calcext:value-type="float">
            <text:p>0.2207254341</text:p>
          </table:table-cell>
          <table:table-cell office:value-type="float" office:value="0.083176413210374" calcext:value-type="float">
            <text:p>0.0831764132</text:p>
          </table:table-cell>
          <table:table-cell office:value-type="float" office:value="0.172748638218749" calcext:value-type="float">
            <text:p>0.1727486382</text:p>
          </table:table-cell>
          <table:table-cell office:value-type="float" office:value="0.0343240867775088" calcext:value-type="float">
            <text:p>0.0343240868</text:p>
          </table:table-cell>
          <table:table-cell office:value-type="float" office:value="0.0592864745897415" calcext:value-type="float">
            <text:p>0.0592864746</text:p>
          </table:table-cell>
          <table:table-cell office:value-type="float" office:value="5.02659844841684" calcext:value-type="float">
            <text:p>5.0265984484</text:p>
          </table:table-cell>
          <table:table-cell office:value-type="float" office:value="24.4941117813536" calcext:value-type="float">
            <text:p>24.4941117814</text:p>
          </table:table-cell>
          <table:table-cell office:value-type="float" office:value="8.21167725624743" calcext:value-type="float">
            <text:p>8.2116772562</text:p>
          </table:table-cell>
          <table:table-cell office:value-type="float" office:value="0.756664574904655" calcext:value-type="float">
            <text:p>0.7566645749</text:p>
          </table:table-cell>
        </table:table-row>
        <table:table-row table:style-name="ro1">
          <table:table-cell office:value-type="string" calcext:value-type="string">
            <text:p>s18123-2527-07-17-14-43n</text:p>
          </table:table-cell>
          <table:table-cell office:value-type="float" office:value="0.248985085281056" calcext:value-type="float">
            <text:p>0.2489850853</text:p>
          </table:table-cell>
          <table:table-cell office:value-type="float" office:value="0.0658898162652046" calcext:value-type="float">
            <text:p>0.0658898163</text:p>
          </table:table-cell>
          <table:table-cell office:value-type="float" office:value="0.144088753067592" calcext:value-type="float">
            <text:p>0.1440887531</text:p>
          </table:table-cell>
          <table:table-cell office:value-type="float" office:value="0.0110399156454713" calcext:value-type="float">
            <text:p>0.0110399156</text:p>
          </table:table-cell>
          <table:table-cell office:value-type="float" office:value="0.0489039473041451" calcext:value-type="float">
            <text:p>0.0489039473</text:p>
          </table:table-cell>
          <table:table-cell office:value-type="float" office:value="5.01901646009047" calcext:value-type="float">
            <text:p>5.0190164601</text:p>
          </table:table-cell>
          <table:table-cell office:value-type="float" office:value="24.4335422751138" calcext:value-type="float">
            <text:p>24.4335422751</text:p>
          </table:table-cell>
          <table:table-cell office:value-type="float" office:value="8.19353498449361" calcext:value-type="float">
            <text:p>8.1935349845</text:p>
          </table:table-cell>
          <table:table-cell office:value-type="float" office:value="0.754520357121595" calcext:value-type="float">
            <text:p>0.7545203571</text:p>
          </table:table-cell>
        </table:table-row>
        <table:table-row table:style-name="ro1">
          <table:table-cell office:value-type="string" calcext:value-type="string">
            <text:p>s31171-2957-05-08-20-00n</text:p>
          </table:table-cell>
          <table:table-cell office:value-type="float" office:value="0.254131946964856" calcext:value-type="float">
            <text:p>0.254131947</text:p>
          </table:table-cell>
          <table:table-cell office:value-type="float" office:value="0.0567304948353946" calcext:value-type="float">
            <text:p>0.0567304948</text:p>
          </table:table-cell>
          <table:table-cell office:value-type="float" office:value="0.0899645068015092" calcext:value-type="float">
            <text:p>0.0899645068</text:p>
          </table:table-cell>
          <table:table-cell office:value-type="float" office:value="0.00464480915782124" calcext:value-type="float">
            <text:p>0.0046448092</text:p>
          </table:table-cell>
          <table:table-cell office:value-type="float" office:value="0.041664612650802" calcext:value-type="float">
            <text:p>0.0416646127</text:p>
          </table:table-cell>
          <table:table-cell office:value-type="float" office:value="3.08533001621417" calcext:value-type="float">
            <text:p>3.0853300162</text:p>
          </table:table-cell>
          <table:table-cell office:value-type="float" office:value="14.9330227763107" calcext:value-type="float">
            <text:p>14.9330227763</text:p>
          </table:table-cell>
          <table:table-cell office:value-type="float" office:value="5.03544604993519" calcext:value-type="float">
            <text:p>5.0354460499</text:p>
          </table:table-cell>
          <table:table-cell office:value-type="float" office:value="0.466254720022242" calcext:value-type="float">
            <text:p>0.46625472</text:p>
          </table:table-cell>
        </table:table-row>
        <table:table-row table:style-name="ro1">
          <table:table-cell office:value-type="string" calcext:value-type="string">
            <text:p>s26709-3112-07-24-15-04n</text:p>
          </table:table-cell>
          <table:table-cell office:value-type="float" office:value="0.227270554686213" calcext:value-type="float">
            <text:p>0.2272705547</text:p>
          </table:table-cell>
          <table:table-cell office:value-type="float" office:value="0.079508794404022" calcext:value-type="float">
            <text:p>0.0795087944</text:p>
          </table:table-cell>
          <table:table-cell office:value-type="float" office:value="0.150665476040574" calcext:value-type="float">
            <text:p>0.150665476</text:p>
          </table:table-cell>
          <table:table-cell office:value-type="float" office:value="0.054897750464961" calcext:value-type="float">
            <text:p>0.0548977505</text:p>
          </table:table-cell>
          <table:table-cell office:value-type="float" office:value="0.0699092892243505" calcext:value-type="float">
            <text:p>0.0699092892</text:p>
          </table:table-cell>
          <table:table-cell office:value-type="float" office:value="5.02591164105311" calcext:value-type="float">
            <text:p>5.0259116411</text:p>
          </table:table-cell>
          <table:table-cell office:value-type="float" office:value="24.4956354452789" calcext:value-type="float">
            <text:p>24.4956354453</text:p>
          </table:table-cell>
          <table:table-cell office:value-type="float" office:value="8.20984192291817" calcext:value-type="float">
            <text:p>8.2098419229</text:p>
          </table:table-cell>
          <table:table-cell office:value-type="float" office:value="0.755192775427483" calcext:value-type="float">
            <text:p>0.7551927754</text:p>
          </table:table-cell>
        </table:table-row>
        <table:table-row table:style-name="ro1">
          <table:table-cell office:value-type="string" calcext:value-type="string">
            <text:p>s08142-2721-12-03-20-41n</text:p>
          </table:table-cell>
          <table:table-cell office:value-type="float" office:value="0.133885036539912" calcext:value-type="float">
            <text:p>0.1338850365</text:p>
          </table:table-cell>
          <table:table-cell office:value-type="float" office:value="0.0376425558273127" calcext:value-type="float">
            <text:p>0.0376425558</text:p>
          </table:table-cell>
          <table:table-cell office:value-type="float" office:value="0.0942878837541686" calcext:value-type="float">
            <text:p>0.0942878838</text:p>
          </table:table-cell>
          <table:table-cell office:value-type="float" office:value="0.01074468474144" calcext:value-type="float">
            <text:p>0.0107446847</text:p>
          </table:table-cell>
          <table:table-cell office:value-type="float" office:value="0.0438070200152171" calcext:value-type="float">
            <text:p>0.04380702</text:p>
          </table:table-cell>
          <table:table-cell office:value-type="float" office:value="3.42018181126194" calcext:value-type="float">
            <text:p>3.4201818113</text:p>
          </table:table-cell>
          <table:table-cell office:value-type="float" office:value="16.6434973938326" calcext:value-type="float">
            <text:p>16.6434973938</text:p>
          </table:table-cell>
          <table:table-cell office:value-type="float" office:value="5.57931772354102" calcext:value-type="float">
            <text:p>5.5793177235</text:p>
          </table:table-cell>
          <table:table-cell office:value-type="float" office:value="0.515765012344117" calcext:value-type="float">
            <text:p>0.5157650123</text:p>
          </table:table-cell>
        </table:table-row>
        <table:table-row table:style-name="ro1">
          <table:table-cell office:value-type="string" calcext:value-type="string">
            <text:p>s32701-3247-02-25-15-06n</text:p>
          </table:table-cell>
          <table:table-cell office:value-type="float" office:value="13.2529421053532" calcext:value-type="float">
            <text:p>13.2529421054</text:p>
          </table:table-cell>
          <table:table-cell office:value-type="float" office:value="0.0714071793837563" calcext:value-type="float">
            <text:p>0.0714071794</text:p>
          </table:table-cell>
          <table:table-cell office:value-type="float" office:value="0.152055292375964" calcext:value-type="float">
            <text:p>0.1520552924</text:p>
          </table:table-cell>
          <table:table-cell office:value-type="float" office:value="0.0259254274959427" calcext:value-type="float">
            <text:p>0.0259254275</text:p>
          </table:table-cell>
          <table:table-cell office:value-type="float" office:value="0.0742904466249158" calcext:value-type="float">
            <text:p>0.0742904466</text:p>
          </table:table-cell>
          <table:table-cell office:value-type="float" office:value="5.0263796745992" calcext:value-type="float">
            <text:p>5.0263796746</text:p>
          </table:table-cell>
          <table:table-cell office:value-type="float" office:value="24.4959970016727" calcext:value-type="float">
            <text:p>24.4959970017</text:p>
          </table:table-cell>
          <table:table-cell office:value-type="float" office:value="8.21150018033788" calcext:value-type="float">
            <text:p>8.2115001803</text:p>
          </table:table-cell>
          <table:table-cell office:value-type="float" office:value="0.754384016359414" calcext:value-type="float">
            <text:p>0.7543840164</text:p>
          </table:table-cell>
        </table:table-row>
        <table:table-row table:style-name="ro1">
          <table:table-cell office:value-type="string" calcext:value-type="string">
            <text:p>s08396-2838-06-03-15-32n</text:p>
          </table:table-cell>
          <table:table-cell office:value-type="float" office:value="0.262310586104474" calcext:value-type="float">
            <text:p>0.2623105861</text:p>
          </table:table-cell>
          <table:table-cell office:value-type="float" office:value="0.0612500701751002" calcext:value-type="float">
            <text:p>0.0612500702</text:p>
          </table:table-cell>
          <table:table-cell office:value-type="float" office:value="0.132926978055359" calcext:value-type="float">
            <text:p>0.1329269781</text:p>
          </table:table-cell>
          <table:table-cell office:value-type="float" office:value="0.0137881024043788" calcext:value-type="float">
            <text:p>0.0137881024</text:p>
          </table:table-cell>
          <table:table-cell office:value-type="float" office:value="0.0499194711945861" calcext:value-type="float">
            <text:p>0.0499194712</text:p>
          </table:table-cell>
          <table:table-cell office:value-type="float" office:value="4.95027517543489" calcext:value-type="float">
            <text:p>4.9502751754</text:p>
          </table:table-cell>
          <table:table-cell office:value-type="float" office:value="24.1244598679949" calcext:value-type="float">
            <text:p>24.124459868</text:p>
          </table:table-cell>
          <table:table-cell office:value-type="float" office:value="8.08503635242616" calcext:value-type="float">
            <text:p>8.0850363524</text:p>
          </table:table-cell>
          <table:table-cell office:value-type="float" office:value="0.744547651502997" calcext:value-type="float">
            <text:p>0.7445476515</text:p>
          </table:table-cell>
        </table:table-row>
        <table:table-row table:style-name="ro1">
          <table:table-cell office:value-type="string" calcext:value-type="string">
            <text:p>s28044-2706-12-20-00-19n</text:p>
          </table:table-cell>
          <table:table-cell office:value-type="float" office:value="0.18335600922316" calcext:value-type="float">
            <text:p>0.1833560092</text:p>
          </table:table-cell>
          <table:table-cell office:value-type="float" office:value="0.0554943208813208" calcext:value-type="float">
            <text:p>0.0554943209</text:p>
          </table:table-cell>
          <table:table-cell office:value-type="float" office:value="0.11701974011026" calcext:value-type="float">
            <text:p>0.1170197401</text:p>
          </table:table-cell>
          <table:table-cell office:value-type="float" office:value="0.0322760185293794" calcext:value-type="float">
            <text:p>0.0322760185</text:p>
          </table:table-cell>
          <table:table-cell office:value-type="float" office:value="0.0600668070519443" calcext:value-type="float">
            <text:p>0.0600668071</text:p>
          </table:table-cell>
          <table:table-cell office:value-type="float" office:value="3.95720056762147" calcext:value-type="float">
            <text:p>3.9572005676</text:p>
          </table:table-cell>
          <table:table-cell office:value-type="float" office:value="19.1583083041667" calcext:value-type="float">
            <text:p>19.1583083042</text:p>
          </table:table-cell>
          <table:table-cell office:value-type="float" office:value="6.45446687813361" calcext:value-type="float">
            <text:p>6.4544668781</text:p>
          </table:table-cell>
          <table:table-cell office:value-type="float" office:value="0.593777880708048" calcext:value-type="float">
            <text:p>0.5937778807</text:p>
          </table:table-cell>
        </table:table-row>
        <table:table-row table:style-name="ro1">
          <table:table-cell office:value-type="string" calcext:value-type="string">
            <text:p>s29770-2733-02-24-16-48n</text:p>
          </table:table-cell>
          <table:table-cell office:value-type="float" office:value="0.197513506084233" calcext:value-type="float">
            <text:p>0.1975135061</text:p>
          </table:table-cell>
          <table:table-cell office:value-type="float" office:value="13.2453768996724" calcext:value-type="float">
            <text:p>13.2453768997</text:p>
          </table:table-cell>
          <table:table-cell office:value-type="float" office:value="13.2450056023959" calcext:value-type="float">
            <text:p>13.2450056024</text:p>
          </table:table-cell>
          <table:table-cell office:value-type="float" office:value="0.00969072218341405" calcext:value-type="float">
            <text:p>0.0096907222</text:p>
          </table:table-cell>
          <table:table-cell office:value-type="float" office:value="0.0637517397207658" calcext:value-type="float">
            <text:p>0.0637517397</text:p>
          </table:table-cell>
          <table:table-cell office:value-type="float" office:value="5.02615647571981" calcext:value-type="float">
            <text:p>5.0261564757</text:p>
          </table:table-cell>
          <table:table-cell office:value-type="float" office:value="24.4950336209892" calcext:value-type="float">
            <text:p>24.495033621</text:p>
          </table:table-cell>
          <table:table-cell office:value-type="float" office:value="8.21119086506315" calcext:value-type="float">
            <text:p>8.2111908651</text:p>
          </table:table-cell>
          <table:table-cell office:value-type="float" office:value="0.756361772745218" calcext:value-type="float">
            <text:p>0.7563617727</text:p>
          </table:table-cell>
        </table:table-row>
        <table:table-row table:style-name="ro1">
          <table:table-cell office:value-type="string" calcext:value-type="string">
            <text:p>s26868-2926-03-22-14-16n</text:p>
          </table:table-cell>
          <table:table-cell office:value-type="float" office:value="0.0959941899834979" calcext:value-type="float">
            <text:p>0.09599419</text:p>
          </table:table-cell>
          <table:table-cell office:value-type="float" office:value="0.0334189499169215" calcext:value-type="float">
            <text:p>0.0334189499</text:p>
          </table:table-cell>
          <table:table-cell office:value-type="float" office:value="0.0695422665000351" calcext:value-type="float">
            <text:p>0.0695422665</text:p>
          </table:table-cell>
          <table:table-cell office:value-type="float" office:value="0.0093286862753832" calcext:value-type="float">
            <text:p>0.0093286863</text:p>
          </table:table-cell>
          <table:table-cell office:value-type="float" office:value="0.034413660062581" calcext:value-type="float">
            <text:p>0.0344136601</text:p>
          </table:table-cell>
          <table:table-cell office:value-type="float" office:value="2.52313893787296" calcext:value-type="float">
            <text:p>2.5231389379</text:p>
          </table:table-cell>
          <table:table-cell office:value-type="float" office:value="12.2884372478953" calcext:value-type="float">
            <text:p>12.2884372479</text:p>
          </table:table-cell>
          <table:table-cell office:value-type="float" office:value="4.11520884631798" calcext:value-type="float">
            <text:p>4.1152088463</text:p>
          </table:table-cell>
          <table:table-cell office:value-type="float" office:value="0.377648891533462" calcext:value-type="float">
            <text:p>0.3776488915</text:p>
          </table:table-cell>
        </table:table-row>
        <table:table-row table:style-name="ro1">
          <table:table-cell office:value-type="string" calcext:value-type="string">
            <text:p>s03744-2968-03-16-20-14n</text:p>
          </table:table-cell>
          <table:table-cell office:value-type="float" office:value="12.8460482426943" calcext:value-type="float">
            <text:p>12.8460482427</text:p>
          </table:table-cell>
          <table:table-cell office:value-type="float" office:value="0.0542113105676448" calcext:value-type="float">
            <text:p>0.0542113106</text:p>
          </table:table-cell>
          <table:table-cell office:value-type="float" office:value="0.141826820076246" calcext:value-type="float">
            <text:p>0.1418268201</text:p>
          </table:table-cell>
          <table:table-cell office:value-type="float" office:value="0.026276946592135" calcext:value-type="float">
            <text:p>0.0262769466</text:p>
          </table:table-cell>
          <table:table-cell office:value-type="float" office:value="0.0524198499949866" calcext:value-type="float">
            <text:p>0.05241985</text:p>
          </table:table-cell>
          <table:table-cell office:value-type="float" office:value="4.18099652610156" calcext:value-type="float">
            <text:p>4.1809965261</text:p>
          </table:table-cell>
          <table:table-cell office:value-type="float" office:value="20.3461337020501" calcext:value-type="float">
            <text:p>20.3461337021</text:p>
          </table:table-cell>
          <table:table-cell office:value-type="float" office:value="6.81950694603403" calcext:value-type="float">
            <text:p>6.819506946</text:p>
          </table:table-cell>
          <table:table-cell office:value-type="float" office:value="0.631836195615245" calcext:value-type="float">
            <text:p>0.6318361956</text:p>
          </table:table-cell>
        </table:table-row>
        <table:table-row table:style-name="ro1">
          <table:table-cell office:value-type="string" calcext:value-type="string">
            <text:p>s29770-2733-02-28-16-22n</text:p>
          </table:table-cell>
          <table:table-cell office:value-type="float" office:value="0.206074158330436" calcext:value-type="float">
            <text:p>0.2060741583</text:p>
          </table:table-cell>
          <table:table-cell office:value-type="float" office:value="0.0600257886314857" calcext:value-type="float">
            <text:p>0.0600257886</text:p>
          </table:table-cell>
          <table:table-cell office:value-type="float" office:value="0.149705242392215" calcext:value-type="float">
            <text:p>0.1497052424</text:p>
          </table:table-cell>
          <table:table-cell office:value-type="float" office:value="12.8950169260399" calcext:value-type="float">
            <text:p>12.895016926</text:p>
          </table:table-cell>
          <table:table-cell office:value-type="float" office:value="0.060354526759866" calcext:value-type="float">
            <text:p>0.0603545268</text:p>
          </table:table-cell>
          <table:table-cell office:value-type="float" office:value="5.03111077900169" calcext:value-type="float">
            <text:p>5.031110779</text:p>
          </table:table-cell>
          <table:table-cell office:value-type="float" office:value="24.4936614245692" calcext:value-type="float">
            <text:p>24.4936614246</text:p>
          </table:table-cell>
          <table:table-cell office:value-type="float" office:value="8.22048770978749" calcext:value-type="float">
            <text:p>8.2204877098</text:p>
          </table:table-cell>
          <table:table-cell office:value-type="float" office:value="0.758953269948355" calcext:value-type="float">
            <text:p>0.7589532699</text:p>
          </table:table-cell>
        </table:table-row>
        <table:table-row table:style-name="ro1">
          <table:table-cell office:value-type="string" calcext:value-type="string">
            <text:p>s07654-3050-12-17-10-18n</text:p>
          </table:table-cell>
          <table:table-cell office:value-type="float" office:value="0.147965527886387" calcext:value-type="float">
            <text:p>0.1479655279</text:p>
          </table:table-cell>
          <table:table-cell office:value-type="float" office:value="0.0303242531911263" calcext:value-type="float">
            <text:p>0.0303242532</text:p>
          </table:table-cell>
          <table:table-cell office:value-type="float" office:value="0.0421184370277648" calcext:value-type="float">
            <text:p>0.042118437</text:p>
          </table:table-cell>
          <table:table-cell office:value-type="float" office:value="0.00909606726117712" calcext:value-type="float">
            <text:p>0.0090960673</text:p>
          </table:table-cell>
          <table:table-cell office:value-type="float" office:value="0.0227929681626675" calcext:value-type="float">
            <text:p>0.0227929682</text:p>
          </table:table-cell>
          <table:table-cell office:value-type="float" office:value="1.41511242780571" calcext:value-type="float">
            <text:p>1.4151124278</text:p>
          </table:table-cell>
          <table:table-cell office:value-type="float" office:value="6.9997147269945" calcext:value-type="float">
            <text:p>6.999714727</text:p>
          </table:table-cell>
          <table:table-cell office:value-type="float" office:value="2.30642321472636" calcext:value-type="float">
            <text:p>2.3064232147</text:p>
          </table:table-cell>
          <table:table-cell office:value-type="float" office:value="0.220800395972794" calcext:value-type="float">
            <text:p>0.220800396</text:p>
          </table:table-cell>
        </table:table-row>
        <table:table-row table:style-name="ro1">
          <table:table-cell office:value-type="string" calcext:value-type="string">
            <text:p>s30220-2639-04-04-13-35n</text:p>
          </table:table-cell>
          <table:table-cell office:value-type="float" office:value="0.192087369940883" calcext:value-type="float">
            <text:p>0.1920873699</text:p>
          </table:table-cell>
          <table:table-cell office:value-type="float" office:value="0.0428889888613352" calcext:value-type="float">
            <text:p>0.0428889889</text:p>
          </table:table-cell>
          <table:table-cell office:value-type="float" office:value="0.115054091112534" calcext:value-type="float">
            <text:p>0.1150540911</text:p>
          </table:table-cell>
          <table:table-cell office:value-type="float" office:value="0.0124758584220725" calcext:value-type="float">
            <text:p>0.0124758584</text:p>
          </table:table-cell>
          <table:table-cell office:value-type="float" office:value="0.0419247425779176" calcext:value-type="float">
            <text:p>0.0419247426</text:p>
          </table:table-cell>
          <table:table-cell office:value-type="float" office:value="4.22698345403298" calcext:value-type="float">
            <text:p>4.226983454</text:p>
          </table:table-cell>
          <table:table-cell office:value-type="float" office:value="20.5910634649383" calcext:value-type="float">
            <text:p>20.5910634649</text:p>
          </table:table-cell>
          <table:table-cell office:value-type="float" office:value="6.89548121649195" calcext:value-type="float">
            <text:p>6.8954812165</text:p>
          </table:table-cell>
          <table:table-cell office:value-type="float" office:value="0.63619427039793" calcext:value-type="float">
            <text:p>0.6361942704</text:p>
          </table:table-cell>
        </table:table-row>
        <table:table-row table:style-name="ro1">
          <table:table-cell office:value-type="string" calcext:value-type="string">
            <text:p>s03386-2577-08-07-00-38n</text:p>
          </table:table-cell>
          <table:table-cell office:value-type="float" office:value="0.184629482930139" calcext:value-type="float">
            <text:p>0.1846294829</text:p>
          </table:table-cell>
          <table:table-cell office:value-type="float" office:value="0.0846292197178808" calcext:value-type="float">
            <text:p>0.0846292197</text:p>
          </table:table-cell>
          <table:table-cell office:value-type="float" office:value="0.128130221668913" calcext:value-type="float">
            <text:p>0.1281302217</text:p>
          </table:table-cell>
          <table:table-cell office:value-type="float" office:value="0.0511996216136072" calcext:value-type="float">
            <text:p>0.0511996216</text:p>
          </table:table-cell>
          <table:table-cell office:value-type="float" office:value="0.0581291281728951" calcext:value-type="float">
            <text:p>0.0581291282</text:p>
          </table:table-cell>
          <table:table-cell office:value-type="float" office:value="4.02209377201134" calcext:value-type="float">
            <text:p>4.022093772</text:p>
          </table:table-cell>
          <table:table-cell office:value-type="float" office:value="19.5980330657597" calcext:value-type="float">
            <text:p>19.5980330658</text:p>
          </table:table-cell>
          <table:table-cell office:value-type="float" office:value="6.56071618844876" calcext:value-type="float">
            <text:p>6.5607161884</text:p>
          </table:table-cell>
          <table:table-cell office:value-type="float" office:value="0.606597559333889" calcext:value-type="float">
            <text:p>0.6065975593</text:p>
          </table:table-cell>
        </table:table-row>
        <table:table-row table:style-name="ro1">
          <table:table-cell office:value-type="string" calcext:value-type="string">
            <text:p>s32067-3485-03-31-13-15n</text:p>
          </table:table-cell>
          <table:table-cell office:value-type="float" office:value="0.194090266591058" calcext:value-type="float">
            <text:p>0.1940902666</text:p>
          </table:table-cell>
          <table:table-cell office:value-type="float" office:value="0.0613560921642355" calcext:value-type="float">
            <text:p>0.0613560922</text:p>
          </table:table-cell>
          <table:table-cell office:value-type="float" office:value="0.129442926581068" calcext:value-type="float">
            <text:p>0.1294429266</text:p>
          </table:table-cell>
          <table:table-cell office:value-type="float" office:value="0.0413668936966969" calcext:value-type="float">
            <text:p>0.0413668937</text:p>
          </table:table-cell>
          <table:table-cell office:value-type="float" office:value="0.0631994879549843" calcext:value-type="float">
            <text:p>0.063199488</text:p>
          </table:table-cell>
          <table:table-cell office:value-type="float" office:value="4.72704043316197" calcext:value-type="float">
            <text:p>4.7270404332</text:p>
          </table:table-cell>
          <table:table-cell office:value-type="float" office:value="23.0222915847331" calcext:value-type="float">
            <text:p>23.0222915847</text:p>
          </table:table-cell>
          <table:table-cell office:value-type="float" office:value="7.7106157882156" calcext:value-type="float">
            <text:p>7.7106157882</text:p>
          </table:table-cell>
          <table:table-cell office:value-type="float" office:value="0.710437055822462" calcext:value-type="float">
            <text:p>0.7104370558</text:p>
          </table:table-cell>
        </table:table-row>
        <table:table-row table:style-name="ro1">
          <table:table-cell office:value-type="string" calcext:value-type="string">
            <text:p>s11388-3328-05-14-13-25n</text:p>
          </table:table-cell>
          <table:table-cell office:value-type="float" office:value="0.268400957671766" calcext:value-type="float">
            <text:p>0.2684009577</text:p>
          </table:table-cell>
          <table:table-cell office:value-type="float" office:value="12.9112214290646" calcext:value-type="float">
            <text:p>12.9112214291</text:p>
          </table:table-cell>
          <table:table-cell office:value-type="float" office:value="0.154352684755164" calcext:value-type="float">
            <text:p>0.1543526848</text:p>
          </table:table-cell>
          <table:table-cell office:value-type="float" office:value="0.0238006204830537" calcext:value-type="float">
            <text:p>0.0238006205</text:p>
          </table:table-cell>
          <table:table-cell office:value-type="float" office:value="0.0738215976122382" calcext:value-type="float">
            <text:p>0.0738215976</text:p>
          </table:table-cell>
          <table:table-cell office:value-type="float" office:value="13.5228471191767" calcext:value-type="float">
            <text:p>13.5228471192</text:p>
          </table:table-cell>
          <table:table-cell office:value-type="float" office:value="27.4090486855659" calcext:value-type="float">
            <text:p>27.4090486856</text:p>
          </table:table-cell>
          <table:table-cell office:value-type="float" office:value="7.94266899797694" calcext:value-type="float">
            <text:p>7.942668998</text:p>
          </table:table-cell>
          <table:table-cell office:value-type="float" office:value="0.733832892451464" calcext:value-type="float">
            <text:p>0.7338328925</text:p>
          </table:table-cell>
        </table:table-row>
        <table:table-row table:style-name="ro1">
          <table:table-cell office:value-type="string" calcext:value-type="string">
            <text:p>s30026-3337-03-19-14-47n</text:p>
          </table:table-cell>
          <table:table-cell office:value-type="float" office:value="0.335292990660161" calcext:value-type="float">
            <text:p>0.3352929907</text:p>
          </table:table-cell>
          <table:table-cell office:value-type="float" office:value="0.0895008299819843" calcext:value-type="float">
            <text:p>0.08950083</text:p>
          </table:table-cell>
          <table:table-cell office:value-type="float" office:value="0.142201731125055" calcext:value-type="float">
            <text:p>0.1422017311</text:p>
          </table:table-cell>
          <table:table-cell office:value-type="float" office:value="0.0220970150845665" calcext:value-type="float">
            <text:p>0.0220970151</text:p>
          </table:table-cell>
          <table:table-cell office:value-type="float" office:value="0.0471071668865934" calcext:value-type="float">
            <text:p>0.0471071669</text:p>
          </table:table-cell>
          <table:table-cell office:value-type="float" office:value="4.64080346774395" calcext:value-type="float">
            <text:p>4.6408034677</text:p>
          </table:table-cell>
          <table:table-cell office:value-type="float" office:value="22.6493294018283" calcext:value-type="float">
            <text:p>22.6493294018</text:p>
          </table:table-cell>
          <table:table-cell office:value-type="float" office:value="7.58133271794154" calcext:value-type="float">
            <text:p>7.5813327179</text:p>
          </table:table-cell>
          <table:table-cell office:value-type="float" office:value="0.700456572448863" calcext:value-type="float">
            <text:p>0.7004565724</text:p>
          </table:table-cell>
        </table:table-row>
        <table:table-row table:style-name="ro1">
          <table:table-cell office:value-type="string" calcext:value-type="string">
            <text:p>s01855-3408-03-18-20-24n</text:p>
          </table:table-cell>
          <table:table-cell office:value-type="float" office:value="0.194476330007073" calcext:value-type="float">
            <text:p>0.19447633</text:p>
          </table:table-cell>
          <table:table-cell office:value-type="float" office:value="0.0564097880509312" calcext:value-type="float">
            <text:p>0.0564097881</text:p>
          </table:table-cell>
          <table:table-cell office:value-type="float" office:value="0.11199892421733" calcext:value-type="float">
            <text:p>0.1119989242</text:p>
          </table:table-cell>
          <table:table-cell office:value-type="float" office:value="0.0167325972095032" calcext:value-type="float">
            <text:p>0.0167325972</text:p>
          </table:table-cell>
          <table:table-cell office:value-type="float" office:value="0.0561564224186597" calcext:value-type="float">
            <text:p>0.0561564224</text:p>
          </table:table-cell>
          <table:table-cell office:value-type="float" office:value="4.15525230490646" calcext:value-type="float">
            <text:p>4.1552523049</text:p>
          </table:table-cell>
          <table:table-cell office:value-type="float" office:value="20.2237335127864" calcext:value-type="float">
            <text:p>20.2237335128</text:p>
          </table:table-cell>
          <table:table-cell office:value-type="float" office:value="6.77948725459804" calcext:value-type="float">
            <text:p>6.7794872546</text:p>
          </table:table-cell>
          <table:table-cell office:value-type="float" office:value="0.624518728589496" calcext:value-type="float">
            <text:p>0.6245187286</text:p>
          </table:table-cell>
        </table:table-row>
        <table:table-row table:style-name="ro1">
          <table:table-cell office:value-type="string" calcext:value-type="string">
            <text:p>s11342-2777-09-28-13-38n</text:p>
          </table:table-cell>
          <table:table-cell office:value-type="float" office:value="13.3137193445707" calcext:value-type="float">
            <text:p>13.3137193446</text:p>
          </table:table-cell>
          <table:table-cell office:value-type="float" office:value="0.0518437069745487" calcext:value-type="float">
            <text:p>0.051843707</text:p>
          </table:table-cell>
          <table:table-cell office:value-type="float" office:value="0.142914220247213" calcext:value-type="float">
            <text:p>0.1429142202</text:p>
          </table:table-cell>
          <table:table-cell office:value-type="float" office:value="0.0340590331957711" calcext:value-type="float">
            <text:p>0.0340590332</text:p>
          </table:table-cell>
          <table:table-cell office:value-type="float" office:value="0.0538651735589557" calcext:value-type="float">
            <text:p>0.0538651736</text:p>
          </table:table-cell>
          <table:table-cell office:value-type="float" office:value="4.75496725059071" calcext:value-type="float">
            <text:p>4.7549672506</text:p>
          </table:table-cell>
          <table:table-cell office:value-type="float" office:value="23.1507094383506" calcext:value-type="float">
            <text:p>23.1507094384</text:p>
          </table:table-cell>
          <table:table-cell office:value-type="float" office:value="7.75614666897067" calcext:value-type="float">
            <text:p>7.756146669</text:p>
          </table:table-cell>
          <table:table-cell office:value-type="float" office:value="0.71363048597957" calcext:value-type="float">
            <text:p>0.713630486</text:p>
          </table:table-cell>
        </table:table-row>
        <table:table-row table:style-name="ro1">
          <table:table-cell office:value-type="string" calcext:value-type="string">
            <text:p>s32084-2975-04-07-13-57n</text:p>
          </table:table-cell>
          <table:table-cell office:value-type="float" office:value="0.19836490806787" calcext:value-type="float">
            <text:p>0.1983649081</text:p>
          </table:table-cell>
          <table:table-cell office:value-type="float" office:value="0.0631683143931938" calcext:value-type="float">
            <text:p>0.0631683144</text:p>
          </table:table-cell>
          <table:table-cell office:value-type="float" office:value="0.144576706602811" calcext:value-type="float">
            <text:p>0.1445767066</text:p>
          </table:table-cell>
          <table:table-cell office:value-type="float" office:value="0.0187178624537796" calcext:value-type="float">
            <text:p>0.0187178625</text:p>
          </table:table-cell>
          <table:table-cell office:value-type="float" office:value="0.0570715509272911" calcext:value-type="float">
            <text:p>0.0570715509</text:p>
          </table:table-cell>
          <table:table-cell office:value-type="float" office:value="4.78027847575666" calcext:value-type="float">
            <text:p>4.7802784758</text:p>
          </table:table-cell>
          <table:table-cell office:value-type="float" office:value="23.2368692999004" calcext:value-type="float">
            <text:p>23.2368692999</text:p>
          </table:table-cell>
          <table:table-cell office:value-type="float" office:value="7.79913861320173" calcext:value-type="float">
            <text:p>7.7991386132</text:p>
          </table:table-cell>
          <table:table-cell office:value-type="float" office:value="0.720172392686586" calcext:value-type="float">
            <text:p>0.7201723927</text:p>
          </table:table-cell>
        </table:table-row>
        <table:table-row table:style-name="ro1">
          <table:table-cell office:value-type="string" calcext:value-type="string">
            <text:p>s21683-2968-12-06-13-59n</text:p>
          </table:table-cell>
          <table:table-cell office:value-type="float" office:value="13.5113347383339" calcext:value-type="float">
            <text:p>13.5113347383</text:p>
          </table:table-cell>
          <table:table-cell office:value-type="float" office:value="0.057452040554807" calcext:value-type="float">
            <text:p>0.0574520406</text:p>
          </table:table-cell>
          <table:table-cell office:value-type="float" office:value="0.103672814431324" calcext:value-type="float">
            <text:p>0.1036728144</text:p>
          </table:table-cell>
          <table:table-cell office:value-type="float" office:value="0.0177701440263455" calcext:value-type="float">
            <text:p>0.017770144</text:p>
          </table:table-cell>
          <table:table-cell office:value-type="float" office:value="0.0576471659562744" calcext:value-type="float">
            <text:p>0.057647166</text:p>
          </table:table-cell>
          <table:table-cell office:value-type="float" office:value="3.69221451281306" calcext:value-type="float">
            <text:p>3.6922145128</text:p>
          </table:table-cell>
          <table:table-cell office:value-type="float" office:value="17.9992472228686" calcext:value-type="float">
            <text:p>17.9992472229</text:p>
          </table:table-cell>
          <table:table-cell office:value-type="float" office:value="6.02287863656024" calcext:value-type="float">
            <text:p>6.0228786366</text:p>
          </table:table-cell>
          <table:table-cell office:value-type="float" office:value="0.559349116117031" calcext:value-type="float">
            <text:p>0.5593491161</text:p>
          </table:table-cell>
        </table:table-row>
        <table:table-row table:style-name="ro1">
          <table:table-cell office:value-type="string" calcext:value-type="string">
            <text:p>s12174-3239-09-15-19-04n</text:p>
          </table:table-cell>
          <table:table-cell office:value-type="float" office:value="12.1519761009694" calcext:value-type="float">
            <text:p>12.151976101</text:p>
          </table:table-cell>
          <table:table-cell office:value-type="float" office:value="0.060933166419202" calcext:value-type="float">
            <text:p>0.0609331664</text:p>
          </table:table-cell>
          <table:table-cell office:value-type="float" office:value="0.14250989606011" calcext:value-type="float">
            <text:p>0.1425098961</text:p>
          </table:table-cell>
          <table:table-cell office:value-type="float" office:value="0.0166964826566084" calcext:value-type="float">
            <text:p>0.0166964827</text:p>
          </table:table-cell>
          <table:table-cell office:value-type="float" office:value="0.0523463479894337" calcext:value-type="float">
            <text:p>0.052346348</text:p>
          </table:table-cell>
          <table:table-cell office:value-type="float" office:value="4.79477085079029" calcext:value-type="float">
            <text:p>4.7947708508</text:p>
          </table:table-cell>
          <table:table-cell office:value-type="float" office:value="23.387725779046" calcext:value-type="float">
            <text:p>23.387725779</text:p>
          </table:table-cell>
          <table:table-cell office:value-type="float" office:value="7.83045821652358" calcext:value-type="float">
            <text:p>7.8304582165</text:p>
          </table:table-cell>
          <table:table-cell office:value-type="float" office:value="0.723770937257558" calcext:value-type="float">
            <text:p>0.7237709373</text:p>
          </table:table-cell>
        </table:table-row>
        <table:table-row table:style-name="ro1">
          <table:table-cell office:value-type="string" calcext:value-type="string">
            <text:p>s17875-3026-11-20-17-06n</text:p>
          </table:table-cell>
          <table:table-cell office:value-type="float" office:value="0.228049841673453" calcext:value-type="float">
            <text:p>0.2280498417</text:p>
          </table:table-cell>
          <table:table-cell office:value-type="float" office:value="0.0824409289139368" calcext:value-type="float">
            <text:p>0.0824409289</text:p>
          </table:table-cell>
          <table:table-cell office:value-type="float" office:value="0.171659029889564" calcext:value-type="float">
            <text:p>0.1716590299</text:p>
          </table:table-cell>
          <table:table-cell office:value-type="float" office:value="0.0347483665350478" calcext:value-type="float">
            <text:p>0.0347483665</text:p>
          </table:table-cell>
          <table:table-cell office:value-type="float" office:value="0.0695207231008274" calcext:value-type="float">
            <text:p>0.0695207231</text:p>
          </table:table-cell>
          <table:table-cell office:value-type="float" office:value="5.02692604522429" calcext:value-type="float">
            <text:p>5.0269260452</text:p>
          </table:table-cell>
          <table:table-cell office:value-type="float" office:value="24.4958247324423" calcext:value-type="float">
            <text:p>24.4958247324</text:p>
          </table:table-cell>
          <table:table-cell office:value-type="float" office:value="8.21170863952736" calcext:value-type="float">
            <text:p>8.2117086395</text:p>
          </table:table-cell>
          <table:table-cell office:value-type="float" office:value="0.758218223453815" calcext:value-type="float">
            <text:p>0.7582182235</text:p>
          </table:table-cell>
        </table:table-row>
        <table:table-row table:style-name="ro1">
          <table:table-cell office:value-type="string" calcext:value-type="string">
            <text:p>s00801-2861-07-20-14-58n</text:p>
          </table:table-cell>
          <table:table-cell office:value-type="float" office:value="0.217601339951734" calcext:value-type="float">
            <text:p>0.21760134</text:p>
          </table:table-cell>
          <table:table-cell office:value-type="float" office:value="0.075195479739648" calcext:value-type="float">
            <text:p>0.0751954797</text:p>
          </table:table-cell>
          <table:table-cell office:value-type="float" office:value="0.143599198603498" calcext:value-type="float">
            <text:p>0.1435991986</text:p>
          </table:table-cell>
          <table:table-cell office:value-type="float" office:value="0.0163244181416217" calcext:value-type="float">
            <text:p>0.0163244181</text:p>
          </table:table-cell>
          <table:table-cell office:value-type="float" office:value="0.056049832228968" calcext:value-type="float">
            <text:p>0.0560498322</text:p>
          </table:table-cell>
          <table:table-cell office:value-type="float" office:value="5.02595691142177" calcext:value-type="float">
            <text:p>5.0259569114</text:p>
          </table:table-cell>
          <table:table-cell office:value-type="float" office:value="24.4938170398635" calcext:value-type="float">
            <text:p>24.4938170399</text:p>
          </table:table-cell>
          <table:table-cell office:value-type="float" office:value="8.21038875311982" calcext:value-type="float">
            <text:p>8.2103887531</text:p>
          </table:table-cell>
          <table:table-cell office:value-type="float" office:value="0.757224976692122" calcext:value-type="float">
            <text:p>0.7572249767</text:p>
          </table:table-cell>
        </table:table-row>
        <table:table-row table:style-name="ro1">
          <table:table-cell office:value-type="string" calcext:value-type="string">
            <text:p>s03039-3056-11-25-01-13n</text:p>
          </table:table-cell>
          <table:table-cell office:value-type="float" office:value="13.5005207721332" calcext:value-type="float">
            <text:p>13.5005207721</text:p>
          </table:table-cell>
          <table:table-cell office:value-type="float" office:value="0.0888022451082249" calcext:value-type="float">
            <text:p>0.0888022451</text:p>
          </table:table-cell>
          <table:table-cell office:value-type="float" office:value="12.4638685632356" calcext:value-type="float">
            <text:p>12.4638685632</text:p>
          </table:table-cell>
          <table:table-cell office:value-type="float" office:value="0.0206133676338756" calcext:value-type="float">
            <text:p>0.0206133676</text:p>
          </table:table-cell>
          <table:table-cell office:value-type="float" office:value="0.0603130935508286" calcext:value-type="float">
            <text:p>0.0603130936</text:p>
          </table:table-cell>
          <table:table-cell office:value-type="float" office:value="4.53185554708864" calcext:value-type="float">
            <text:p>4.5318555471</text:p>
          </table:table-cell>
          <table:table-cell office:value-type="float" office:value="22.0452987308269" calcext:value-type="float">
            <text:p>22.0452987308</text:p>
          </table:table-cell>
          <table:table-cell office:value-type="float" office:value="7.39487349674972" calcext:value-type="float">
            <text:p>7.3948734967</text:p>
          </table:table-cell>
          <table:table-cell office:value-type="float" office:value="0.683701519476883" calcext:value-type="float">
            <text:p>0.6837015195</text:p>
          </table:table-cell>
        </table:table-row>
        <table:table-row table:style-name="ro1">
          <table:table-cell office:value-type="string" calcext:value-type="string">
            <text:p>s18642-3115-09-28-09-12n</text:p>
          </table:table-cell>
          <table:table-cell office:value-type="float" office:value="12.8963379379758" calcext:value-type="float">
            <text:p>12.896337938</text:p>
          </table:table-cell>
          <table:table-cell office:value-type="float" office:value="18.3067248794341" calcext:value-type="float">
            <text:p>18.3067248794</text:p>
          </table:table-cell>
          <table:table-cell office:value-type="float" office:value="0.147251401406469" calcext:value-type="float">
            <text:p>0.1472514014</text:p>
          </table:table-cell>
          <table:table-cell office:value-type="float" office:value="18.3111260768098" calcext:value-type="float">
            <text:p>18.3111260768</text:p>
          </table:table-cell>
          <table:table-cell office:value-type="float" office:value="12.9975539578886" calcext:value-type="float">
            <text:p>12.9975539579</text:p>
          </table:table-cell>
          <table:table-cell office:value-type="float" office:value="13.6712555888245" calcext:value-type="float">
            <text:p>13.6712555888</text:p>
          </table:table-cell>
          <table:table-cell office:value-type="float" office:value="24.3299823158791" calcext:value-type="float">
            <text:p>24.3299823159</text:p>
          </table:table-cell>
          <table:table-cell office:value-type="float" office:value="15.6486969552501" calcext:value-type="float">
            <text:p>15.6486969553</text:p>
          </table:table-cell>
          <table:table-cell office:value-type="float" office:value="22.7474832023026" calcext:value-type="float">
            <text:p>22.7474832023</text:p>
          </table:table-cell>
        </table:table-row>
        <table:table-row table:style-name="ro1">
          <table:table-cell office:value-type="string" calcext:value-type="string">
            <text:p>s32166-3118-04-23-15-09n</text:p>
          </table:table-cell>
          <table:table-cell office:value-type="float" office:value="0.200982446660585" calcext:value-type="float">
            <text:p>0.2009824467</text:p>
          </table:table-cell>
          <table:table-cell office:value-type="float" office:value="0.0591509533792924" calcext:value-type="float">
            <text:p>0.0591509534</text:p>
          </table:table-cell>
          <table:table-cell office:value-type="float" office:value="0.0951985148064724" calcext:value-type="float">
            <text:p>0.0951985148</text:p>
          </table:table-cell>
          <table:table-cell office:value-type="float" office:value="0.00744288208383884" calcext:value-type="float">
            <text:p>0.0074428821</text:p>
          </table:table-cell>
          <table:table-cell office:value-type="float" office:value="0.0471141933435865" calcext:value-type="float">
            <text:p>0.0471141933</text:p>
          </table:table-cell>
          <table:table-cell office:value-type="float" office:value="3.49975212583581" calcext:value-type="float">
            <text:p>3.4997521258</text:p>
          </table:table-cell>
          <table:table-cell office:value-type="float" office:value="17.0316052890914" calcext:value-type="float">
            <text:p>17.0316052891</text:p>
          </table:table-cell>
          <table:table-cell office:value-type="float" office:value="5.70914649705363" calcext:value-type="float">
            <text:p>5.7091464971</text:p>
          </table:table-cell>
          <table:table-cell office:value-type="float" office:value="0.525441711331826" calcext:value-type="float">
            <text:p>0.5254417113</text:p>
          </table:table-cell>
        </table:table-row>
        <table:table-row table:style-name="ro1">
          <table:table-cell office:value-type="string" calcext:value-type="string">
            <text:p>s02104-2542-04-20-17-33n</text:p>
          </table:table-cell>
          <table:table-cell office:value-type="float" office:value="0.102438716185999" calcext:value-type="float">
            <text:p>0.1024387162</text:p>
          </table:table-cell>
          <table:table-cell office:value-type="float" office:value="0.0489102454700459" calcext:value-type="float">
            <text:p>0.0489102455</text:p>
          </table:table-cell>
          <table:table-cell office:value-type="float" office:value="0.0700765131691521" calcext:value-type="float">
            <text:p>0.0700765132</text:p>
          </table:table-cell>
          <table:table-cell office:value-type="float" office:value="0.0254919201777528" calcext:value-type="float">
            <text:p>0.0254919202</text:p>
          </table:table-cell>
          <table:table-cell office:value-type="float" office:value="0.0403397728758548" calcext:value-type="float">
            <text:p>0.0403397729</text:p>
          </table:table-cell>
          <table:table-cell office:value-type="float" office:value="2.53848585994993" calcext:value-type="float">
            <text:p>2.5384858599</text:p>
          </table:table-cell>
          <table:table-cell office:value-type="float" office:value="12.3702322848439" calcext:value-type="float">
            <text:p>12.3702322848</text:p>
          </table:table-cell>
          <table:table-cell office:value-type="float" office:value="4.13987902935128" calcext:value-type="float">
            <text:p>4.1398790294</text:p>
          </table:table-cell>
          <table:table-cell office:value-type="float" office:value="0.380754574402458" calcext:value-type="float">
            <text:p>0.3807545744</text:p>
          </table:table-cell>
        </table:table-row>
        <table:table-row table:style-name="ro1">
          <table:table-cell office:value-type="string" calcext:value-type="string">
            <text:p>s10667-3062-11-09-19-36n</text:p>
          </table:table-cell>
          <table:table-cell office:value-type="float" office:value="13.5421733470909" calcext:value-type="float">
            <text:p>13.5421733471</text:p>
          </table:table-cell>
          <table:table-cell office:value-type="float" office:value="0.0228168011636282" calcext:value-type="float">
            <text:p>0.0228168012</text:p>
          </table:table-cell>
          <table:table-cell office:value-type="float" office:value="0.0648049547555537" calcext:value-type="float">
            <text:p>0.0648049548</text:p>
          </table:table-cell>
          <table:table-cell office:value-type="float" office:value="0.0221736267786446" calcext:value-type="float">
            <text:p>0.0221736268</text:p>
          </table:table-cell>
          <table:table-cell office:value-type="float" office:value="0.0388532885693837" calcext:value-type="float">
            <text:p>0.0388532886</text:p>
          </table:table-cell>
          <table:table-cell office:value-type="float" office:value="2.14412579218378" calcext:value-type="float">
            <text:p>2.1441257922</text:p>
          </table:table-cell>
          <table:table-cell office:value-type="float" office:value="10.4398139192383" calcext:value-type="float">
            <text:p>10.4398139192</text:p>
          </table:table-cell>
          <table:table-cell office:value-type="float" office:value="3.48321259084843" calcext:value-type="float">
            <text:p>3.4832125908</text:p>
          </table:table-cell>
          <table:table-cell office:value-type="float" office:value="0.320958790079224" calcext:value-type="float">
            <text:p>0.3209587901</text:p>
          </table:table-cell>
        </table:table-row>
        <table:table-row table:style-name="ro1">
          <table:table-cell office:value-type="string" calcext:value-type="string">
            <text:p>s32701-3247-03-03-14-59n</text:p>
          </table:table-cell>
          <table:table-cell office:value-type="float" office:value="0.215364967251709" calcext:value-type="float">
            <text:p>0.2153649673</text:p>
          </table:table-cell>
          <table:table-cell office:value-type="float" office:value="0.07683421374347" calcext:value-type="float">
            <text:p>0.0768342137</text:p>
          </table:table-cell>
          <table:table-cell office:value-type="float" office:value="0.154960580091677" calcext:value-type="float">
            <text:p>0.1549605801</text:p>
          </table:table-cell>
          <table:table-cell office:value-type="float" office:value="0.0396131599377221" calcext:value-type="float">
            <text:p>0.0396131599</text:p>
          </table:table-cell>
          <table:table-cell office:value-type="float" office:value="0.0701314525239029" calcext:value-type="float">
            <text:p>0.0701314525</text:p>
          </table:table-cell>
          <table:table-cell office:value-type="float" office:value="4.90309915654431" calcext:value-type="float">
            <text:p>4.9030991565</text:p>
          </table:table-cell>
          <table:table-cell office:value-type="float" office:value="23.8960306678284" calcext:value-type="float">
            <text:p>23.8960306678</text:p>
          </table:table-cell>
          <table:table-cell office:value-type="float" office:value="7.99720918119454" calcext:value-type="float">
            <text:p>7.9972091812</text:p>
          </table:table-cell>
          <table:table-cell office:value-type="float" office:value="0.738367763630654" calcext:value-type="float">
            <text:p>0.7383677636</text:p>
          </table:table-cell>
        </table:table-row>
        <table:table-row table:style-name="ro1">
          <table:table-cell office:value-type="string" calcext:value-type="string">
            <text:p>s15480-2803-10-21-19-54n</text:p>
          </table:table-cell>
          <table:table-cell office:value-type="float" office:value="0.121927505114657" calcext:value-type="float">
            <text:p>0.1219275051</text:p>
          </table:table-cell>
          <table:table-cell office:value-type="float" office:value="0.0403457322525724" calcext:value-type="float">
            <text:p>0.0403457323</text:p>
          </table:table-cell>
          <table:table-cell office:value-type="float" office:value="0.0889113025093887" calcext:value-type="float">
            <text:p>0.0889113025</text:p>
          </table:table-cell>
          <table:table-cell office:value-type="float" office:value="0.00695683916545453" calcext:value-type="float">
            <text:p>0.0069568392</text:p>
          </table:table-cell>
          <table:table-cell office:value-type="float" office:value="0.0473418928367145" calcext:value-type="float">
            <text:p>0.0473418928</text:p>
          </table:table-cell>
          <table:table-cell office:value-type="float" office:value="3.24038418191053" calcext:value-type="float">
            <text:p>3.2403841819</text:p>
          </table:table-cell>
          <table:table-cell office:value-type="float" office:value="15.7803288613547" calcext:value-type="float">
            <text:p>15.7803288614</text:p>
          </table:table-cell>
          <table:table-cell office:value-type="float" office:value="5.2874592250193" calcext:value-type="float">
            <text:p>5.287459225</text:p>
          </table:table-cell>
          <table:table-cell office:value-type="float" office:value="0.489226914625184" calcext:value-type="float">
            <text:p>0.4892269146</text:p>
          </table:table-cell>
        </table:table-row>
        <table:table-row table:style-name="ro1">
          <table:table-cell office:value-type="string" calcext:value-type="string">
            <text:p>s31058-2721-04-10-11-20n</text:p>
          </table:table-cell>
          <table:table-cell office:value-type="float" office:value="0.0923464593505216" calcext:value-type="float">
            <text:p>0.0923464594</text:p>
          </table:table-cell>
          <table:table-cell office:value-type="float" office:value="0.0301324703610029" calcext:value-type="float">
            <text:p>0.0301324704</text:p>
          </table:table-cell>
          <table:table-cell office:value-type="float" office:value="0.0616647918375307" calcext:value-type="float">
            <text:p>0.0616647918</text:p>
          </table:table-cell>
          <table:table-cell office:value-type="float" office:value="0.000945735862251921" calcext:value-type="float">
            <text:p>0.0009457359</text:p>
          </table:table-cell>
          <table:table-cell office:value-type="float" office:value="0.00448981580451886" calcext:value-type="float">
            <text:p>0.0044898158</text:p>
          </table:table-cell>
          <table:table-cell office:value-type="float" office:value="1.8808281288865" calcext:value-type="float">
            <text:p>1.8808281289</text:p>
          </table:table-cell>
          <table:table-cell office:value-type="float" office:value="9.21953422162433" calcext:value-type="float">
            <text:p>9.2195342216</text:p>
          </table:table-cell>
          <table:table-cell office:value-type="float" office:value="3.08249476459188" calcext:value-type="float">
            <text:p>3.0824947646</text:p>
          </table:table-cell>
          <table:table-cell office:value-type="float" office:value="0.283076550911323" calcext:value-type="float">
            <text:p>0.2830765509</text:p>
          </table:table-cell>
        </table:table-row>
        <table:table-row table:style-name="ro1">
          <table:table-cell office:value-type="string" calcext:value-type="string">
            <text:p>s07614-3227-02-24-13-21n</text:p>
          </table:table-cell>
          <table:table-cell office:value-type="float" office:value="0.212778064516086" calcext:value-type="float">
            <text:p>0.2127780645</text:p>
          </table:table-cell>
          <table:table-cell office:value-type="float" office:value="0.0638446995587041" calcext:value-type="float">
            <text:p>0.0638446996</text:p>
          </table:table-cell>
          <table:table-cell office:value-type="float" office:value="0.150181695735719" calcext:value-type="float">
            <text:p>0.1501816957</text:p>
          </table:table-cell>
          <table:table-cell office:value-type="float" office:value="0.0323726087044842" calcext:value-type="float">
            <text:p>0.0323726087</text:p>
          </table:table-cell>
          <table:table-cell office:value-type="float" office:value="0.0677704578275701" calcext:value-type="float">
            <text:p>0.0677704578</text:p>
          </table:table-cell>
          <table:table-cell office:value-type="float" office:value="5.03196177452775" calcext:value-type="float">
            <text:p>5.0319617745</text:p>
          </table:table-cell>
          <table:table-cell office:value-type="float" office:value="24.4954463673911" calcext:value-type="float">
            <text:p>24.4954463674</text:p>
          </table:table-cell>
          <table:table-cell office:value-type="float" office:value="8.22303662858498" calcext:value-type="float">
            <text:p>8.2230366286</text:p>
          </table:table-cell>
          <table:table-cell office:value-type="float" office:value="0.758521154651969" calcext:value-type="float">
            <text:p>0.7585211547</text:p>
          </table:table-cell>
        </table:table-row>
        <table:table-row table:style-name="ro1">
          <table:table-cell office:value-type="string" calcext:value-type="string">
            <text:p>s32082-2698-02-24-11-23n</text:p>
          </table:table-cell>
          <table:table-cell office:value-type="float" office:value="0.191817968714195" calcext:value-type="float">
            <text:p>0.1918179687</text:p>
          </table:table-cell>
          <table:table-cell office:value-type="float" office:value="0.0929926319714375" calcext:value-type="float">
            <text:p>0.092992632</text:p>
          </table:table-cell>
          <table:table-cell office:value-type="float" office:value="0.141232105090943" calcext:value-type="float">
            <text:p>0.1412321051</text:p>
          </table:table-cell>
          <table:table-cell office:value-type="float" office:value="0.0683271768044456" calcext:value-type="float">
            <text:p>0.0683271768</text:p>
          </table:table-cell>
          <table:table-cell office:value-type="float" office:value="0.107139821981316" calcext:value-type="float">
            <text:p>0.107139822</text:p>
          </table:table-cell>
          <table:table-cell office:value-type="float" office:value="4.9724812807209" calcext:value-type="float">
            <text:p>4.9724812807</text:p>
          </table:table-cell>
          <table:table-cell office:value-type="float" office:value="24.1847853751406" calcext:value-type="float">
            <text:p>24.1847853751</text:p>
          </table:table-cell>
          <table:table-cell office:value-type="float" office:value="8.11071050343848" calcext:value-type="float">
            <text:p>8.1107105034</text:p>
          </table:table-cell>
          <table:table-cell office:value-type="float" office:value="0.744474376939422" calcext:value-type="float">
            <text:p>0.7444743769</text:p>
          </table:table-cell>
        </table:table-row>
        <table:table-row table:style-name="ro1">
          <table:table-cell office:value-type="string" calcext:value-type="string">
            <text:p>s09058-3363-09-06-20-17n</text:p>
          </table:table-cell>
          <table:table-cell office:value-type="float" office:value="0.319076189513679" calcext:value-type="float">
            <text:p>0.3190761895</text:p>
          </table:table-cell>
          <table:table-cell office:value-type="float" office:value="12.5045882520412" calcext:value-type="float">
            <text:p>12.504588252</text:p>
          </table:table-cell>
          <table:table-cell office:value-type="float" office:value="0.118208534821261" calcext:value-type="float">
            <text:p>0.1182085348</text:p>
          </table:table-cell>
          <table:table-cell office:value-type="float" office:value="0.0344626875375255" calcext:value-type="float">
            <text:p>0.0344626875</text:p>
          </table:table-cell>
          <table:table-cell office:value-type="float" office:value="0.0555097150267162" calcext:value-type="float">
            <text:p>0.055509715</text:p>
          </table:table-cell>
          <table:table-cell office:value-type="float" office:value="4.3646325910467" calcext:value-type="float">
            <text:p>4.364632591</text:p>
          </table:table-cell>
          <table:table-cell office:value-type="float" office:value="21.2597725910979" calcext:value-type="float">
            <text:p>21.2597725911</text:p>
          </table:table-cell>
          <table:table-cell office:value-type="float" office:value="7.11996491625193" calcext:value-type="float">
            <text:p>7.1199649163</text:p>
          </table:table-cell>
          <table:table-cell office:value-type="float" office:value="0.658183712033222" calcext:value-type="float">
            <text:p>0.658183712</text:p>
          </table:table-cell>
        </table:table-row>
        <table:table-row table:style-name="ro1">
          <table:table-cell office:value-type="string" calcext:value-type="string">
            <text:p>s02458-2778-01-02-15-10n</text:p>
          </table:table-cell>
          <table:table-cell office:value-type="float" office:value="0.217438123505353" calcext:value-type="float">
            <text:p>0.2174381235</text:p>
          </table:table-cell>
          <table:table-cell office:value-type="float" office:value="0.0479588220461523" calcext:value-type="float">
            <text:p>0.047958822</text:p>
          </table:table-cell>
          <table:table-cell office:value-type="float" office:value="0.115640782686135" calcext:value-type="float">
            <text:p>0.1156407827</text:p>
          </table:table-cell>
          <table:table-cell office:value-type="float" office:value="0.0125182754734224" calcext:value-type="float">
            <text:p>0.0125182755</text:p>
          </table:table-cell>
          <table:table-cell office:value-type="float" office:value="0.0578275409987305" calcext:value-type="float">
            <text:p>0.057827541</text:p>
          </table:table-cell>
          <table:table-cell office:value-type="float" office:value="4.17619462923655" calcext:value-type="float">
            <text:p>4.1761946292</text:p>
          </table:table-cell>
          <table:table-cell office:value-type="float" office:value="20.3229114385332" calcext:value-type="float">
            <text:p>20.3229114385</text:p>
          </table:table-cell>
          <table:table-cell office:value-type="float" office:value="6.81123801345481" calcext:value-type="float">
            <text:p>6.8112380135</text:p>
          </table:table-cell>
          <table:table-cell office:value-type="float" office:value="0.631725123912509" calcext:value-type="float">
            <text:p>0.6317251239</text:p>
          </table:table-cell>
        </table:table-row>
        <table:table-row table:style-name="ro1">
          <table:table-cell office:value-type="string" calcext:value-type="string">
            <text:p>s31405-2676-02-22-18-02n</text:p>
          </table:table-cell>
          <table:table-cell office:value-type="float" office:value="0.310396455600803" calcext:value-type="float">
            <text:p>0.3103964556</text:p>
          </table:table-cell>
          <table:table-cell office:value-type="float" office:value="0.0833482538463196" calcext:value-type="float">
            <text:p>0.0833482538</text:p>
          </table:table-cell>
          <table:table-cell office:value-type="float" office:value="0.144192718355005" calcext:value-type="float">
            <text:p>0.1441927184</text:p>
          </table:table-cell>
          <table:table-cell office:value-type="float" office:value="0.0152264977848646" calcext:value-type="float">
            <text:p>0.0152264978</text:p>
          </table:table-cell>
          <table:table-cell office:value-type="float" office:value="0.058756449140356" calcext:value-type="float">
            <text:p>0.0587564491</text:p>
          </table:table-cell>
          <table:table-cell office:value-type="float" office:value="4.94561998516512" calcext:value-type="float">
            <text:p>4.9456199852</text:p>
          </table:table-cell>
          <table:table-cell office:value-type="float" office:value="24.1041536146439" calcext:value-type="float">
            <text:p>24.1041536146</text:p>
          </table:table-cell>
          <table:table-cell office:value-type="float" office:value="8.07518908483955" calcext:value-type="float">
            <text:p>8.0751890848</text:p>
          </table:table-cell>
          <table:table-cell office:value-type="float" office:value="0.746833244476358" calcext:value-type="float">
            <text:p>0.7468332445</text:p>
          </table:table-cell>
        </table:table-row>
        <table:table-row table:style-name="ro1">
          <table:table-cell office:value-type="string" calcext:value-type="string">
            <text:p>s32068-2674-03-11-17-14n</text:p>
          </table:table-cell>
          <table:table-cell office:value-type="float" office:value="0.204931072366173" calcext:value-type="float">
            <text:p>0.2049310724</text:p>
          </table:table-cell>
          <table:table-cell office:value-type="float" office:value="0.0627707321122686" calcext:value-type="float">
            <text:p>0.0627707321</text:p>
          </table:table-cell>
          <table:table-cell office:value-type="float" office:value="0.140567599698408" calcext:value-type="float">
            <text:p>0.1405675997</text:p>
          </table:table-cell>
          <table:table-cell office:value-type="float" office:value="0.0222267424903216" calcext:value-type="float">
            <text:p>0.0222267425</text:p>
          </table:table-cell>
          <table:table-cell office:value-type="float" office:value="0.0595474455179161" calcext:value-type="float">
            <text:p>0.0595474455</text:p>
          </table:table-cell>
          <table:table-cell office:value-type="float" office:value="4.93569440215538" calcext:value-type="float">
            <text:p>4.9356944022</text:p>
          </table:table-cell>
          <table:table-cell office:value-type="float" office:value="24.0411134228149" calcext:value-type="float">
            <text:p>24.0411134228</text:p>
          </table:table-cell>
          <table:table-cell office:value-type="float" office:value="8.05384086118046" calcext:value-type="float">
            <text:p>8.0538408612</text:p>
          </table:table-cell>
          <table:table-cell office:value-type="float" office:value="0.74517788890227" calcext:value-type="float">
            <text:p>0.7451778889</text:p>
          </table:table-cell>
        </table:table-row>
        <table:table-row table:style-name="ro1">
          <table:table-cell office:value-type="string" calcext:value-type="string">
            <text:p>s30297-2903-04-30-12-46n</text:p>
          </table:table-cell>
          <table:table-cell office:value-type="float" office:value="0.205629233361391" calcext:value-type="float">
            <text:p>0.2056292334</text:p>
          </table:table-cell>
          <table:table-cell office:value-type="float" office:value="0.0617620493990668" calcext:value-type="float">
            <text:p>0.0617620494</text:p>
          </table:table-cell>
          <table:table-cell office:value-type="float" office:value="0.146612831501329" calcext:value-type="float">
            <text:p>0.1466128315</text:p>
          </table:table-cell>
          <table:table-cell office:value-type="float" office:value="0.0181400167507558" calcext:value-type="float">
            <text:p>0.0181400168</text:p>
          </table:table-cell>
          <table:table-cell office:value-type="float" office:value="0.0546646191277046" calcext:value-type="float">
            <text:p>0.0546646191</text:p>
          </table:table-cell>
          <table:table-cell office:value-type="float" office:value="4.97069465609978" calcext:value-type="float">
            <text:p>4.9706946561</text:p>
          </table:table-cell>
          <table:table-cell office:value-type="float" office:value="24.2279334642095" calcext:value-type="float">
            <text:p>24.2279334642</text:p>
          </table:table-cell>
          <table:table-cell office:value-type="float" office:value="8.1095889728676" calcext:value-type="float">
            <text:p>8.1095889729</text:p>
          </table:table-cell>
          <table:table-cell office:value-type="float" office:value="0.748647789487741" calcext:value-type="float">
            <text:p>0.7486477895</text:p>
          </table:table-cell>
        </table:table-row>
        <table:table-row table:style-name="ro1">
          <table:table-cell office:value-type="string" calcext:value-type="string">
            <text:p>s28075-3395-05-18-16-21n</text:p>
          </table:table-cell>
          <table:table-cell office:value-type="float" office:value="0.203581708016938" calcext:value-type="float">
            <text:p>0.203581708</text:p>
          </table:table-cell>
          <table:table-cell office:value-type="float" office:value="0.0597866836104994" calcext:value-type="float">
            <text:p>0.0597866836</text:p>
          </table:table-cell>
          <table:table-cell office:value-type="float" office:value="0.142913562375784" calcext:value-type="float">
            <text:p>0.1429135624</text:p>
          </table:table-cell>
          <table:table-cell office:value-type="float" office:value="0.0305148857844576" calcext:value-type="float">
            <text:p>0.0305148858</text:p>
          </table:table-cell>
          <table:table-cell office:value-type="float" office:value="0.0549346988357061" calcext:value-type="float">
            <text:p>0.0549346988</text:p>
          </table:table-cell>
          <table:table-cell office:value-type="float" office:value="4.9972933343504" calcext:value-type="float">
            <text:p>4.9972933344</text:p>
          </table:table-cell>
          <table:table-cell office:value-type="float" office:value="24.330437828202" calcext:value-type="float">
            <text:p>24.3304378282</text:p>
          </table:table-cell>
          <table:table-cell office:value-type="float" office:value="8.15284879158305" calcext:value-type="float">
            <text:p>8.1528487916</text:p>
          </table:table-cell>
          <table:table-cell office:value-type="float" office:value="0.751707226776408" calcext:value-type="float">
            <text:p>0.7517072268</text:p>
          </table:table-cell>
        </table:table-row>
        <table:table-row table:style-name="ro1">
          <table:table-cell office:value-type="string" calcext:value-type="string">
            <text:p>s30640-3495-02-01-18-47n</text:p>
          </table:table-cell>
          <table:table-cell office:value-type="float" office:value="0.195368155801228" calcext:value-type="float">
            <text:p>0.1953681558</text:p>
          </table:table-cell>
          <table:table-cell office:value-type="float" office:value="0.0709669820962799" calcext:value-type="float">
            <text:p>0.0709669821</text:p>
          </table:table-cell>
          <table:table-cell office:value-type="float" office:value="0.146576465369087" calcext:value-type="float">
            <text:p>0.1465764654</text:p>
          </table:table-cell>
          <table:table-cell office:value-type="float" office:value="0.0209033164935167" calcext:value-type="float">
            <text:p>0.0209033165</text:p>
          </table:table-cell>
          <table:table-cell office:value-type="float" office:value="0.0581586462711226" calcext:value-type="float">
            <text:p>0.0581586463</text:p>
          </table:table-cell>
          <table:table-cell office:value-type="float" office:value="4.32679191768625" calcext:value-type="float">
            <text:p>4.3267919177</text:p>
          </table:table-cell>
          <table:table-cell office:value-type="float" office:value="21.0950921417296" calcext:value-type="float">
            <text:p>21.0950921417</text:p>
          </table:table-cell>
          <table:table-cell office:value-type="float" office:value="7.05820887528145" calcext:value-type="float">
            <text:p>7.0582088753</text:p>
          </table:table-cell>
          <table:table-cell office:value-type="float" office:value="0.654263878936811" calcext:value-type="float">
            <text:p>0.6542638789</text:p>
          </table:table-cell>
        </table:table-row>
        <table:table-row table:style-name="ro1">
          <table:table-cell office:value-type="string" calcext:value-type="string">
            <text:p>s28075-3395-05-19-11-41n</text:p>
          </table:table-cell>
          <table:table-cell office:value-type="float" office:value="0.203767473301742" calcext:value-type="float">
            <text:p>0.2037674733</text:p>
          </table:table-cell>
          <table:table-cell office:value-type="float" office:value="0.0537574729431688" calcext:value-type="float">
            <text:p>0.0537574729</text:p>
          </table:table-cell>
          <table:table-cell office:value-type="float" office:value="0.133417710629498" calcext:value-type="float">
            <text:p>0.1334177106</text:p>
          </table:table-cell>
          <table:table-cell office:value-type="float" office:value="0.00784879661956961" calcext:value-type="float">
            <text:p>0.0078487966</text:p>
          </table:table-cell>
          <table:table-cell office:value-type="float" office:value="0.0565926198080251" calcext:value-type="float">
            <text:p>0.0565926198</text:p>
          </table:table-cell>
          <table:table-cell office:value-type="float" office:value="4.91873093375633" calcext:value-type="float">
            <text:p>4.9187309338</text:p>
          </table:table-cell>
          <table:table-cell office:value-type="float" office:value="23.9576016885085" calcext:value-type="float">
            <text:p>23.9576016885</text:p>
          </table:table-cell>
          <table:table-cell office:value-type="float" office:value="8.02569868523989" calcext:value-type="float">
            <text:p>8.0256986852</text:p>
          </table:table-cell>
          <table:table-cell office:value-type="float" office:value="0.740463068483048" calcext:value-type="float">
            <text:p>0.7404630685</text:p>
          </table:table-cell>
        </table:table-row>
        <table:table-row table:style-name="ro1">
          <table:table-cell office:value-type="string" calcext:value-type="string">
            <text:p>s14579-3182-06-25-13-57n</text:p>
          </table:table-cell>
          <table:table-cell office:value-type="float" office:value="0.159771432776053" calcext:value-type="float">
            <text:p>0.1597714328</text:p>
          </table:table-cell>
          <table:table-cell office:value-type="float" office:value="0.0424094708133233" calcext:value-type="float">
            <text:p>0.0424094708</text:p>
          </table:table-cell>
          <table:table-cell office:value-type="float" office:value="0.114306969214943" calcext:value-type="float">
            <text:p>0.1143069692</text:p>
          </table:table-cell>
          <table:table-cell office:value-type="float" office:value="0.00936189937070569" calcext:value-type="float">
            <text:p>0.0093618994</text:p>
          </table:table-cell>
          <table:table-cell office:value-type="float" office:value="0.0477761876552476" calcext:value-type="float">
            <text:p>0.0477761877</text:p>
          </table:table-cell>
          <table:table-cell office:value-type="float" office:value="4.29544158489603" calcext:value-type="float">
            <text:p>4.2954415849</text:p>
          </table:table-cell>
          <table:table-cell office:value-type="float" office:value="20.952254691222" calcext:value-type="float">
            <text:p>20.9522546912</text:p>
          </table:table-cell>
          <table:table-cell office:value-type="float" office:value="7.00732569735837" calcext:value-type="float">
            <text:p>7.0073256974</text:p>
          </table:table-cell>
          <table:table-cell office:value-type="float" office:value="0.647966766919137" calcext:value-type="float">
            <text:p>0.6479667669</text:p>
          </table:table-cell>
        </table:table-row>
        <table:table-row table:style-name="ro1">
          <table:table-cell office:value-type="string" calcext:value-type="string">
            <text:p>s12351-3115-12-10-17-50n</text:p>
          </table:table-cell>
          <table:table-cell office:value-type="float" office:value="0.116287560528108" calcext:value-type="float">
            <text:p>0.1162875605</text:p>
          </table:table-cell>
          <table:table-cell office:value-type="float" office:value="0.0325493859437672" calcext:value-type="float">
            <text:p>0.0325493859</text:p>
          </table:table-cell>
          <table:table-cell office:value-type="float" office:value="0.0736672719017898" calcext:value-type="float">
            <text:p>0.0736672719</text:p>
          </table:table-cell>
          <table:table-cell office:value-type="float" office:value="0.00741196320945676" calcext:value-type="float">
            <text:p>0.0074119632</text:p>
          </table:table-cell>
          <table:table-cell office:value-type="float" office:value="0.0443382070004749" calcext:value-type="float">
            <text:p>0.044338207</text:p>
          </table:table-cell>
          <table:table-cell office:value-type="float" office:value="2.88045969386622" calcext:value-type="float">
            <text:p>2.8804596939</text:p>
          </table:table-cell>
          <table:table-cell office:value-type="float" office:value="14.0357836375712" calcext:value-type="float">
            <text:p>14.0357836376</text:p>
          </table:table-cell>
          <table:table-cell office:value-type="float" office:value="4.69821281725358" calcext:value-type="float">
            <text:p>4.6982128173</text:p>
          </table:table-cell>
          <table:table-cell office:value-type="float" office:value="0.435644616955061" calcext:value-type="float">
            <text:p>0.435644617</text:p>
          </table:table-cell>
        </table:table-row>
        <table:table-row table:style-name="ro1">
          <table:table-cell office:value-type="string" calcext:value-type="string">
            <text:p>s32285-2826-02-19-14-25n</text:p>
          </table:table-cell>
          <table:table-cell office:value-type="float" office:value="0.207167634392698" calcext:value-type="float">
            <text:p>0.2071676344</text:p>
          </table:table-cell>
          <table:table-cell office:value-type="float" office:value="0.0549284254357987" calcext:value-type="float">
            <text:p>0.0549284254</text:p>
          </table:table-cell>
          <table:table-cell office:value-type="float" office:value="0.139902969453562" calcext:value-type="float">
            <text:p>0.1399029695</text:p>
          </table:table-cell>
          <table:table-cell office:value-type="float" office:value="0.0333954173319191" calcext:value-type="float">
            <text:p>0.0333954173</text:p>
          </table:table-cell>
          <table:table-cell office:value-type="float" office:value="0.0502313406023043" calcext:value-type="float">
            <text:p>0.0502313406</text:p>
          </table:table-cell>
          <table:table-cell office:value-type="float" office:value="4.79141697468031" calcext:value-type="float">
            <text:p>4.7914169747</text:p>
          </table:table-cell>
          <table:table-cell office:value-type="float" office:value="23.3429603808728" calcext:value-type="float">
            <text:p>23.3429603809</text:p>
          </table:table-cell>
          <table:table-cell office:value-type="float" office:value="7.83126832437993" calcext:value-type="float">
            <text:p>7.8312683244</text:p>
          </table:table-cell>
          <table:table-cell office:value-type="float" office:value="0.720613532879948" calcext:value-type="float">
            <text:p>0.7206135329</text:p>
          </table:table-cell>
        </table:table-row>
        <table:table-row table:style-name="ro1">
          <table:table-cell office:value-type="string" calcext:value-type="string">
            <text:p>s19700-3390-03-10-17-40n</text:p>
          </table:table-cell>
          <table:table-cell office:value-type="float" office:value="0.218392354778248" calcext:value-type="float">
            <text:p>0.2183923548</text:p>
          </table:table-cell>
          <table:table-cell office:value-type="float" office:value="0.0914529933579951" calcext:value-type="float">
            <text:p>0.0914529934</text:p>
          </table:table-cell>
          <table:table-cell office:value-type="float" office:value="0.146504615838635" calcext:value-type="float">
            <text:p>0.1465046158</text:p>
          </table:table-cell>
          <table:table-cell office:value-type="float" office:value="0.0140042169377105" calcext:value-type="float">
            <text:p>0.0140042169</text:p>
          </table:table-cell>
          <table:table-cell office:value-type="float" office:value="0.0901983749625304" calcext:value-type="float">
            <text:p>0.090198375</text:p>
          </table:table-cell>
          <table:table-cell office:value-type="float" office:value="5.02671238632767" calcext:value-type="float">
            <text:p>5.0267123863</text:p>
          </table:table-cell>
          <table:table-cell office:value-type="float" office:value="24.4990529424417" calcext:value-type="float">
            <text:p>24.4990529424</text:p>
          </table:table-cell>
          <table:table-cell office:value-type="float" office:value="8.21117627184598" calcext:value-type="float">
            <text:p>8.2111762718</text:p>
          </table:table-cell>
          <table:table-cell office:value-type="float" office:value="0.761820440355165" calcext:value-type="float">
            <text:p>0.7618204404</text:p>
          </table:table-cell>
        </table:table-row>
        <table:table-row table:style-name="ro1">
          <table:table-cell office:value-type="string" calcext:value-type="string">
            <text:p>s27192-3078-05-03-16-47n</text:p>
          </table:table-cell>
          <table:table-cell office:value-type="float" office:value="0.209755626688719" calcext:value-type="float">
            <text:p>0.2097556267</text:p>
          </table:table-cell>
          <table:table-cell office:value-type="float" office:value="0.0802809489256206" calcext:value-type="float">
            <text:p>0.0802809489</text:p>
          </table:table-cell>
          <table:table-cell office:value-type="float" office:value="0.139835897034066" calcext:value-type="float">
            <text:p>0.139835897</text:p>
          </table:table-cell>
          <table:table-cell office:value-type="float" office:value="0.00807759076913176" calcext:value-type="float">
            <text:p>0.0080775908</text:p>
          </table:table-cell>
          <table:table-cell office:value-type="float" office:value="0.0574258908761091" calcext:value-type="float">
            <text:p>0.0574258909</text:p>
          </table:table-cell>
          <table:table-cell office:value-type="float" office:value="5.02600102682849" calcext:value-type="float">
            <text:p>5.0260010268</text:p>
          </table:table-cell>
          <table:table-cell office:value-type="float" office:value="24.4949019552381" calcext:value-type="float">
            <text:p>24.4949019552</text:p>
          </table:table-cell>
          <table:table-cell office:value-type="float" office:value="8.21038944665108" calcext:value-type="float">
            <text:p>8.2103894467</text:p>
          </table:table-cell>
          <table:table-cell office:value-type="float" office:value="0.756856487944637" calcext:value-type="float">
            <text:p>0.7568564879</text:p>
          </table:table-cell>
        </table:table-row>
        <table:table-row table:style-name="ro1">
          <table:table-cell office:value-type="string" calcext:value-type="string">
            <text:p>s29199-2741-01-21-16-24n</text:p>
          </table:table-cell>
          <table:table-cell office:value-type="float" office:value="0.176989548492049" calcext:value-type="float">
            <text:p>0.1769895485</text:p>
          </table:table-cell>
          <table:table-cell office:value-type="float" office:value="0.0449536250106029" calcext:value-type="float">
            <text:p>0.044953625</text:p>
          </table:table-cell>
          <table:table-cell office:value-type="float" office:value="0.0873912355590487" calcext:value-type="float">
            <text:p>0.0873912356</text:p>
          </table:table-cell>
          <table:table-cell office:value-type="float" office:value="0.0182581091721405" calcext:value-type="float">
            <text:p>0.0182581092</text:p>
          </table:table-cell>
          <table:table-cell office:value-type="float" office:value="0.0416964302550911" calcext:value-type="float">
            <text:p>0.0416964303</text:p>
          </table:table-cell>
          <table:table-cell office:value-type="float" office:value="3.15060826493982" calcext:value-type="float">
            <text:p>3.1506082649</text:p>
          </table:table-cell>
          <table:table-cell office:value-type="float" office:value="15.4606886209733" calcext:value-type="float">
            <text:p>15.460688621</text:p>
          </table:table-cell>
          <table:table-cell office:value-type="float" office:value="5.13994988779236" calcext:value-type="float">
            <text:p>5.1399498878</text:p>
          </table:table-cell>
          <table:table-cell office:value-type="float" office:value="0.477796064209716" calcext:value-type="float">
            <text:p>0.4777960642</text:p>
          </table:table-cell>
        </table:table-row>
        <table:table-row table:style-name="ro1">
          <table:table-cell office:value-type="string" calcext:value-type="string">
            <text:p>s31618-3121-02-21-15-09n</text:p>
          </table:table-cell>
          <table:table-cell office:value-type="float" office:value="0.192154263159604" calcext:value-type="float">
            <text:p>0.1921542632</text:p>
          </table:table-cell>
          <table:table-cell office:value-type="float" office:value="0.0442697920939623" calcext:value-type="float">
            <text:p>0.0442697921</text:p>
          </table:table-cell>
          <table:table-cell office:value-type="float" office:value="0.141866714459707" calcext:value-type="float">
            <text:p>0.1418667145</text:p>
          </table:table-cell>
          <table:table-cell office:value-type="float" office:value="0.0124141639214142" calcext:value-type="float">
            <text:p>0.0124141639</text:p>
          </table:table-cell>
          <table:table-cell office:value-type="float" office:value="0.0542178762518586" calcext:value-type="float">
            <text:p>0.0542178763</text:p>
          </table:table-cell>
          <table:table-cell office:value-type="float" office:value="4.85663365967404" calcext:value-type="float">
            <text:p>4.8566336597</text:p>
          </table:table-cell>
          <table:table-cell office:value-type="float" office:value="23.6432593579274" calcext:value-type="float">
            <text:p>23.6432593579</text:p>
          </table:table-cell>
          <table:table-cell office:value-type="float" office:value="7.92950381358633" calcext:value-type="float">
            <text:p>7.9295038136</text:p>
          </table:table-cell>
          <table:table-cell office:value-type="float" office:value="0.733379385278229" calcext:value-type="float">
            <text:p>0.7333793853</text:p>
          </table:table-cell>
        </table:table-row>
        <table:table-row table:style-name="ro1">
          <table:table-cell office:value-type="string" calcext:value-type="string">
            <text:p>s08141-2806-04-27-18-01n</text:p>
          </table:table-cell>
          <table:table-cell office:value-type="float" office:value="0.166439299500441" calcext:value-type="float">
            <text:p>0.1664392995</text:p>
          </table:table-cell>
          <table:table-cell office:value-type="float" office:value="0.0422940817500688" calcext:value-type="float">
            <text:p>0.0422940818</text:p>
          </table:table-cell>
          <table:table-cell office:value-type="float" office:value="0.119522594483924" calcext:value-type="float">
            <text:p>0.1195225945</text:p>
          </table:table-cell>
          <table:table-cell office:value-type="float" office:value="0.00953366796891237" calcext:value-type="float">
            <text:p>0.009533668</text:p>
          </table:table-cell>
          <table:table-cell office:value-type="float" office:value="0.0454091355470232" calcext:value-type="float">
            <text:p>0.0454091355</text:p>
          </table:table-cell>
          <table:table-cell office:value-type="float" office:value="4.59966562866374" calcext:value-type="float">
            <text:p>4.5996656287</text:p>
          </table:table-cell>
          <table:table-cell office:value-type="float" office:value="22.4050809918984" calcext:value-type="float">
            <text:p>22.4050809919</text:p>
          </table:table-cell>
          <table:table-cell office:value-type="float" office:value="7.50441137431795" calcext:value-type="float">
            <text:p>7.5044113743</text:p>
          </table:table-cell>
          <table:table-cell office:value-type="float" office:value="0.691150763190434" calcext:value-type="float">
            <text:p>0.6911507632</text:p>
          </table:table-cell>
        </table:table-row>
        <table:table-row table:style-name="ro1">
          <table:table-cell office:value-type="string" calcext:value-type="string">
            <text:p>s12351-3115-12-03-20-48n</text:p>
          </table:table-cell>
          <table:table-cell office:value-type="float" office:value="0.0561042157180656" calcext:value-type="float">
            <text:p>0.0561042157</text:p>
          </table:table-cell>
          <table:table-cell office:value-type="float" office:value="0.0150869376403093" calcext:value-type="float">
            <text:p>0.0150869376</text:p>
          </table:table-cell>
          <table:table-cell office:value-type="float" office:value="0.0395054781795712" calcext:value-type="float">
            <text:p>0.0395054782</text:p>
          </table:table-cell>
          <table:table-cell office:value-type="float" office:value="0.00267714169675575" calcext:value-type="float">
            <text:p>0.0026771417</text:p>
          </table:table-cell>
          <table:table-cell office:value-type="float" office:value="0.0356264059925406" calcext:value-type="float">
            <text:p>0.035626406</text:p>
          </table:table-cell>
          <table:table-cell office:value-type="float" office:value="1.04892594166502" calcext:value-type="float">
            <text:p>1.0489259417</text:p>
          </table:table-cell>
          <table:table-cell office:value-type="float" office:value="5.19615428294544" calcext:value-type="float">
            <text:p>5.1961542829</text:p>
          </table:table-cell>
          <table:table-cell office:value-type="float" office:value="1.71180883091909" calcext:value-type="float">
            <text:p>1.7118088309</text:p>
          </table:table-cell>
          <table:table-cell office:value-type="float" office:value="0.163603467638183" calcext:value-type="float">
            <text:p>0.1636034676</text:p>
          </table:table-cell>
        </table:table-row>
        <table:table-row table:style-name="ro1">
          <table:table-cell office:value-type="string" calcext:value-type="string">
            <text:p>s17875-3026-11-08-15-43n</text:p>
          </table:table-cell>
          <table:table-cell office:value-type="float" office:value="0.284457385418963" calcext:value-type="float">
            <text:p>0.2844573854</text:p>
          </table:table-cell>
          <table:table-cell office:value-type="float" office:value="0.0813976171725151" calcext:value-type="float">
            <text:p>0.0813976172</text:p>
          </table:table-cell>
          <table:table-cell office:value-type="float" office:value="0.145011574096474" calcext:value-type="float">
            <text:p>0.1450115741</text:p>
          </table:table-cell>
          <table:table-cell office:value-type="float" office:value="0.0162762305435263" calcext:value-type="float">
            <text:p>0.0162762305</text:p>
          </table:table-cell>
          <table:table-cell office:value-type="float" office:value="0.0479924277140914" calcext:value-type="float">
            <text:p>0.0479924277</text:p>
          </table:table-cell>
          <table:table-cell office:value-type="float" office:value="5.03102110947117" calcext:value-type="float">
            <text:p>5.0310211095</text:p>
          </table:table-cell>
          <table:table-cell office:value-type="float" office:value="24.4951785057527" calcext:value-type="float">
            <text:p>24.4951785058</text:p>
          </table:table-cell>
          <table:table-cell office:value-type="float" office:value="8.22141059602664" calcext:value-type="float">
            <text:p>8.221410596</text:p>
          </table:table-cell>
          <table:table-cell office:value-type="float" office:value="0.759411060414514" calcext:value-type="float">
            <text:p>0.7594110604</text:p>
          </table:table-cell>
        </table:table-row>
        <table:table-row table:style-name="ro1">
          <table:table-cell office:value-type="string" calcext:value-type="string">
            <text:p>s21730-3044-01-29-13-30n</text:p>
          </table:table-cell>
          <table:table-cell office:value-type="float" office:value="0.212252847822653" calcext:value-type="float">
            <text:p>0.2122528478</text:p>
          </table:table-cell>
          <table:table-cell office:value-type="float" office:value="0.0639970116283102" calcext:value-type="float">
            <text:p>0.0639970116</text:p>
          </table:table-cell>
          <table:table-cell office:value-type="float" office:value="0.146822412733734" calcext:value-type="float">
            <text:p>0.1468224127</text:p>
          </table:table-cell>
          <table:table-cell office:value-type="float" office:value="0.0241762476853659" calcext:value-type="float">
            <text:p>0.0241762477</text:p>
          </table:table-cell>
          <table:table-cell office:value-type="float" office:value="0.0839944583035691" calcext:value-type="float">
            <text:p>0.0839944583</text:p>
          </table:table-cell>
          <table:table-cell office:value-type="float" office:value="5.02611629545355" calcext:value-type="float">
            <text:p>5.0261162955</text:p>
          </table:table-cell>
          <table:table-cell office:value-type="float" office:value="24.4929943436312" calcext:value-type="float">
            <text:p>24.4929943436</text:p>
          </table:table-cell>
          <table:table-cell office:value-type="float" office:value="8.21102963979351" calcext:value-type="float">
            <text:p>8.2110296398</text:p>
          </table:table-cell>
          <table:table-cell office:value-type="float" office:value="0.756355799923779" calcext:value-type="float">
            <text:p>0.7563557999</text:p>
          </table:table-cell>
        </table:table-row>
        <table:table-row table:style-name="ro1">
          <table:table-cell office:value-type="string" calcext:value-type="string">
            <text:p>s15716-3078-02-13-13-21n</text:p>
          </table:table-cell>
          <table:table-cell office:value-type="float" office:value="0.187570540845318" calcext:value-type="float">
            <text:p>0.1875705408</text:p>
          </table:table-cell>
          <table:table-cell office:value-type="float" office:value="0.0402209606816134" calcext:value-type="float">
            <text:p>0.0402209607</text:p>
          </table:table-cell>
          <table:table-cell office:value-type="float" office:value="0.133390030643331" calcext:value-type="float">
            <text:p>0.1333900306</text:p>
          </table:table-cell>
          <table:table-cell office:value-type="float" office:value="0.00508277744503599" calcext:value-type="float">
            <text:p>0.0050827774</text:p>
          </table:table-cell>
          <table:table-cell office:value-type="float" office:value="0.0504707975572225" calcext:value-type="float">
            <text:p>0.0504707976</text:p>
          </table:table-cell>
          <table:table-cell office:value-type="float" office:value="5.02633501025182" calcext:value-type="float">
            <text:p>5.0263350103</text:p>
          </table:table-cell>
          <table:table-cell office:value-type="float" office:value="24.4950626808874" calcext:value-type="float">
            <text:p>24.4950626809</text:p>
          </table:table-cell>
          <table:table-cell office:value-type="float" office:value="8.2115066451434" calcext:value-type="float">
            <text:p>8.2115066451</text:p>
          </table:table-cell>
          <table:table-cell office:value-type="float" office:value="0.756410363762246" calcext:value-type="float">
            <text:p>0.7564103638</text:p>
          </table:table-cell>
        </table:table-row>
        <table:table-row table:style-name="ro1">
          <table:table-cell office:value-type="string" calcext:value-type="string">
            <text:p>s25284-3485-11-09-15-38n</text:p>
          </table:table-cell>
          <table:table-cell office:value-type="float" office:value="0.198281653452395" calcext:value-type="float">
            <text:p>0.1982816535</text:p>
          </table:table-cell>
          <table:table-cell office:value-type="float" office:value="0.0492442634266427" calcext:value-type="float">
            <text:p>0.0492442634</text:p>
          </table:table-cell>
          <table:table-cell office:value-type="float" office:value="0.142765307690152" calcext:value-type="float">
            <text:p>0.1427653077</text:p>
          </table:table-cell>
          <table:table-cell office:value-type="float" office:value="0.0108713886843811" calcext:value-type="float">
            <text:p>0.0108713887</text:p>
          </table:table-cell>
          <table:table-cell office:value-type="float" office:value="0.0499236029394955" calcext:value-type="float">
            <text:p>0.0499236029</text:p>
          </table:table-cell>
          <table:table-cell office:value-type="float" office:value="5.03355744494907" calcext:value-type="float">
            <text:p>5.0335574449</text:p>
          </table:table-cell>
          <table:table-cell office:value-type="float" office:value="24.4949639931918" calcext:value-type="float">
            <text:p>24.4949639932</text:p>
          </table:table-cell>
          <table:table-cell office:value-type="float" office:value="8.22524950848495" calcext:value-type="float">
            <text:p>8.2252495085</text:p>
          </table:table-cell>
          <table:table-cell office:value-type="float" office:value="0.757954643104813" calcext:value-type="float">
            <text:p>0.7579546431</text:p>
          </table:table-cell>
        </table:table-row>
        <table:table-row table:style-name="ro1">
          <table:table-cell office:value-type="string" calcext:value-type="string">
            <text:p>s08915-3391-06-03-19-50n</text:p>
          </table:table-cell>
          <table:table-cell office:value-type="float" office:value="0.276510396953655" calcext:value-type="float">
            <text:p>0.276510397</text:p>
          </table:table-cell>
          <table:table-cell office:value-type="float" office:value="0.0684493309592034" calcext:value-type="float">
            <text:p>0.068449331</text:p>
          </table:table-cell>
          <table:table-cell office:value-type="float" office:value="0.151295216982683" calcext:value-type="float">
            <text:p>0.151295217</text:p>
          </table:table-cell>
          <table:table-cell office:value-type="float" office:value="0.0274552468382439" calcext:value-type="float">
            <text:p>0.0274552468</text:p>
          </table:table-cell>
          <table:table-cell office:value-type="float" office:value="0.0617219902246909" calcext:value-type="float">
            <text:p>0.0617219902</text:p>
          </table:table-cell>
          <table:table-cell office:value-type="float" office:value="5.0283013596133" calcext:value-type="float">
            <text:p>5.0283013596</text:p>
          </table:table-cell>
          <table:table-cell office:value-type="float" office:value="24.4936031213186" calcext:value-type="float">
            <text:p>24.4936031213</text:p>
          </table:table-cell>
          <table:table-cell office:value-type="float" office:value="8.21420891286215" calcext:value-type="float">
            <text:p>8.2142089129</text:p>
          </table:table-cell>
          <table:table-cell office:value-type="float" office:value="0.759617971512752" calcext:value-type="float">
            <text:p>0.7596179715</text:p>
          </table:table-cell>
        </table:table-row>
        <table:table-row table:style-name="ro1">
          <table:table-cell office:value-type="string" calcext:value-type="string">
            <text:p>s01978-2790-09-26-14-58n</text:p>
          </table:table-cell>
          <table:table-cell office:value-type="float" office:value="13.1176824893228" calcext:value-type="float">
            <text:p>13.1176824893</text:p>
          </table:table-cell>
          <table:table-cell office:value-type="float" office:value="0.0714457318283468" calcext:value-type="float">
            <text:p>0.0714457318</text:p>
          </table:table-cell>
          <table:table-cell office:value-type="float" office:value="0.145306489817795" calcext:value-type="float">
            <text:p>0.1453064898</text:p>
          </table:table-cell>
          <table:table-cell office:value-type="float" office:value="0.00833981707846474" calcext:value-type="float">
            <text:p>0.0083398171</text:p>
          </table:table-cell>
          <table:table-cell office:value-type="float" office:value="0.0467685782866383" calcext:value-type="float">
            <text:p>0.0467685783</text:p>
          </table:table-cell>
          <table:table-cell office:value-type="float" office:value="5.02665818038719" calcext:value-type="float">
            <text:p>5.0266581804</text:p>
          </table:table-cell>
          <table:table-cell office:value-type="float" office:value="24.4948110170292" calcext:value-type="float">
            <text:p>24.494811017</text:p>
          </table:table-cell>
          <table:table-cell office:value-type="float" office:value="8.21195064367291" calcext:value-type="float">
            <text:p>8.2119506437</text:p>
          </table:table-cell>
          <table:table-cell office:value-type="float" office:value="0.756404869416353" calcext:value-type="float">
            <text:p>0.7564048694</text:p>
          </table:table-cell>
        </table:table-row>
        <table:table-row table:style-name="ro1">
          <table:table-cell office:value-type="string" calcext:value-type="string">
            <text:p>s10475-2611-09-09-10-14n</text:p>
          </table:table-cell>
          <table:table-cell office:value-type="float" office:value="12.611392616862" calcext:value-type="float">
            <text:p>12.6113926169</text:p>
          </table:table-cell>
          <table:table-cell office:value-type="float" office:value="0.0632559596011389" calcext:value-type="float">
            <text:p>0.0632559596</text:p>
          </table:table-cell>
          <table:table-cell office:value-type="float" office:value="12.6075487415547" calcext:value-type="float">
            <text:p>12.6075487416</text:p>
          </table:table-cell>
          <table:table-cell office:value-type="float" office:value="0.0265739924651603" calcext:value-type="float">
            <text:p>0.0265739925</text:p>
          </table:table-cell>
          <table:table-cell office:value-type="float" office:value="0.0549769925248647" calcext:value-type="float">
            <text:p>0.0549769925</text:p>
          </table:table-cell>
          <table:table-cell office:value-type="float" office:value="3.79209108750166" calcext:value-type="float">
            <text:p>3.7920910875</text:p>
          </table:table-cell>
          <table:table-cell office:value-type="float" office:value="18.4109157712667" calcext:value-type="float">
            <text:p>18.4109157713</text:p>
          </table:table-cell>
          <table:table-cell office:value-type="float" office:value="6.18618189952072" calcext:value-type="float">
            <text:p>6.1861818995</text:p>
          </table:table-cell>
          <table:table-cell office:value-type="float" office:value="0.570863633613779" calcext:value-type="float">
            <text:p>0.5708636336</text:p>
          </table:table-cell>
        </table:table-row>
        <table:table-row table:style-name="ro1">
          <table:table-cell office:value-type="string" calcext:value-type="string">
            <text:p>s28611-3018-03-06-18-24n</text:p>
          </table:table-cell>
          <table:table-cell office:value-type="float" office:value="0.201136207458149" calcext:value-type="float">
            <text:p>0.2011362075</text:p>
          </table:table-cell>
          <table:table-cell office:value-type="float" office:value="0.0579214244485616" calcext:value-type="float">
            <text:p>0.0579214244</text:p>
          </table:table-cell>
          <table:table-cell office:value-type="float" office:value="0.147639305692708" calcext:value-type="float">
            <text:p>0.1476393057</text:p>
          </table:table-cell>
          <table:table-cell office:value-type="float" office:value="0.0375801453812605" calcext:value-type="float">
            <text:p>0.0375801454</text:p>
          </table:table-cell>
          <table:table-cell office:value-type="float" office:value="0.0623386208807015" calcext:value-type="float">
            <text:p>0.0623386209</text:p>
          </table:table-cell>
          <table:table-cell office:value-type="float" office:value="5.00444460380847" calcext:value-type="float">
            <text:p>5.0044446038</text:p>
          </table:table-cell>
          <table:table-cell office:value-type="float" office:value="24.3522868164649" calcext:value-type="float">
            <text:p>24.3522868165</text:p>
          </table:table-cell>
          <table:table-cell office:value-type="float" office:value="8.16611283161982" calcext:value-type="float">
            <text:p>8.1661128316</text:p>
          </table:table-cell>
          <table:table-cell office:value-type="float" office:value="0.751781577576407" calcext:value-type="float">
            <text:p>0.7517815776</text:p>
          </table:table-cell>
        </table:table-row>
        <table:table-row table:style-name="ro1">
          <table:table-cell office:value-type="string" calcext:value-type="string">
            <text:p>s31060-2832-03-02-17-54n</text:p>
          </table:table-cell>
          <table:table-cell office:value-type="float" office:value="0.207258825182975" calcext:value-type="float">
            <text:p>0.2072588252</text:p>
          </table:table-cell>
          <table:table-cell office:value-type="float" office:value="0.069635923505343" calcext:value-type="float">
            <text:p>0.0696359235</text:p>
          </table:table-cell>
          <table:table-cell office:value-type="float" office:value="0.138973178079648" calcext:value-type="float">
            <text:p>0.1389731781</text:p>
          </table:table-cell>
          <table:table-cell office:value-type="float" office:value="0.0177663635445718" calcext:value-type="float">
            <text:p>0.0177663635</text:p>
          </table:table-cell>
          <table:table-cell office:value-type="float" office:value="0.0601964876339944" calcext:value-type="float">
            <text:p>0.0601964876</text:p>
          </table:table-cell>
          <table:table-cell office:value-type="float" office:value="4.88471257146511" calcext:value-type="float">
            <text:p>4.8847125715</text:p>
          </table:table-cell>
          <table:table-cell office:value-type="float" office:value="23.7684203204608" calcext:value-type="float">
            <text:p>23.7684203205</text:p>
          </table:table-cell>
          <table:table-cell office:value-type="float" office:value="7.97076070313287" calcext:value-type="float">
            <text:p>7.9707607031</text:p>
          </table:table-cell>
          <table:table-cell office:value-type="float" office:value="0.733958339440875" calcext:value-type="float">
            <text:p>0.7339583394</text:p>
          </table:table-cell>
        </table:table-row>
        <table:table-row table:style-name="ro1">
          <table:table-cell office:value-type="string" calcext:value-type="string">
            <text:p>s32708-3329-04-18-17-36n</text:p>
          </table:table-cell>
          <table:table-cell office:value-type="float" office:value="13.130916733573" calcext:value-type="float">
            <text:p>13.1309167336</text:p>
          </table:table-cell>
          <table:table-cell office:value-type="float" office:value="0.101367989468456" calcext:value-type="float">
            <text:p>0.1013679895</text:p>
          </table:table-cell>
          <table:table-cell office:value-type="float" office:value="0.146756689813247" calcext:value-type="float">
            <text:p>0.1467566898</text:p>
          </table:table-cell>
          <table:table-cell office:value-type="float" office:value="0.0213074858251709" calcext:value-type="float">
            <text:p>0.0213074858</text:p>
          </table:table-cell>
          <table:table-cell office:value-type="float" office:value="0.0532064695017735" calcext:value-type="float">
            <text:p>0.0532064695</text:p>
          </table:table-cell>
          <table:table-cell office:value-type="float" office:value="4.86865729840256" calcext:value-type="float">
            <text:p>4.8686572984</text:p>
          </table:table-cell>
          <table:table-cell office:value-type="float" office:value="23.7266016483993" calcext:value-type="float">
            <text:p>23.7266016484</text:p>
          </table:table-cell>
          <table:table-cell office:value-type="float" office:value="7.94167618291404" calcext:value-type="float">
            <text:p>7.9416761829</text:p>
          </table:table-cell>
          <table:table-cell office:value-type="float" office:value="0.732998515678201" calcext:value-type="float">
            <text:p>0.7329985157</text:p>
          </table:table-cell>
        </table:table-row>
        <table:table-row table:style-name="ro1">
          <table:table-cell office:value-type="string" calcext:value-type="string">
            <text:p>s11431-3470-12-06-13-09n</text:p>
          </table:table-cell>
          <table:table-cell office:value-type="float" office:value="0.154629636097174" calcext:value-type="float">
            <text:p>0.1546296361</text:p>
          </table:table-cell>
          <table:table-cell office:value-type="float" office:value="0.0497745990969347" calcext:value-type="float">
            <text:p>0.0497745991</text:p>
          </table:table-cell>
          <table:table-cell office:value-type="float" office:value="0.115333005806535" calcext:value-type="float">
            <text:p>0.1153330058</text:p>
          </table:table-cell>
          <table:table-cell office:value-type="float" office:value="0.0285853001389171" calcext:value-type="float">
            <text:p>0.0285853001</text:p>
          </table:table-cell>
          <table:table-cell office:value-type="float" office:value="0.0526220577825528" calcext:value-type="float">
            <text:p>0.0526220578</text:p>
          </table:table-cell>
          <table:table-cell office:value-type="float" office:value="3.9341845198415" calcext:value-type="float">
            <text:p>3.9341845198</text:p>
          </table:table-cell>
          <table:table-cell office:value-type="float" office:value="19.1565614038187" calcext:value-type="float">
            <text:p>19.1565614038</text:p>
          </table:table-cell>
          <table:table-cell office:value-type="float" office:value="6.41655230430167" calcext:value-type="float">
            <text:p>6.4165523043</text:p>
          </table:table-cell>
          <table:table-cell office:value-type="float" office:value="0.594407975716457" calcext:value-type="float">
            <text:p>0.5944079757</text:p>
          </table:table-cell>
        </table:table-row>
        <table:table-row table:style-name="ro1">
          <table:table-cell office:value-type="string" calcext:value-type="string">
            <text:p>s28048-3442-03-02-14-30n</text:p>
          </table:table-cell>
          <table:table-cell office:value-type="float" office:value="0.229079133439568" calcext:value-type="float">
            <text:p>0.2290791334</text:p>
          </table:table-cell>
          <table:table-cell office:value-type="float" office:value="0.0563809720298489" calcext:value-type="float">
            <text:p>0.056380972</text:p>
          </table:table-cell>
          <table:table-cell office:value-type="float" office:value="0.083279474088392" calcext:value-type="float">
            <text:p>0.0832794741</text:p>
          </table:table-cell>
          <table:table-cell office:value-type="float" office:value="0.00455778594325038" calcext:value-type="float">
            <text:p>0.0045577859</text:p>
          </table:table-cell>
          <table:table-cell office:value-type="float" office:value="0.0564969437010166" calcext:value-type="float">
            <text:p>0.0564969437</text:p>
          </table:table-cell>
          <table:table-cell office:value-type="float" office:value="2.96645677252056" calcext:value-type="float">
            <text:p>2.9664567725</text:p>
          </table:table-cell>
          <table:table-cell office:value-type="float" office:value="14.5254885852664" calcext:value-type="float">
            <text:p>14.5254885853</text:p>
          </table:table-cell>
          <table:table-cell office:value-type="float" office:value="4.83902576296061" calcext:value-type="float">
            <text:p>4.839025763</text:p>
          </table:table-cell>
          <table:table-cell office:value-type="float" office:value="0.449932358678453" calcext:value-type="float">
            <text:p>0.4499323587</text:p>
          </table:table-cell>
        </table:table-row>
        <table:table-row table:style-name="ro1">
          <table:table-cell office:value-type="string" calcext:value-type="string">
            <text:p>s29569-3484-05-07-14-41n</text:p>
          </table:table-cell>
          <table:table-cell office:value-type="float" office:value="0.172412227851315" calcext:value-type="float">
            <text:p>0.1724122279</text:p>
          </table:table-cell>
          <table:table-cell office:value-type="float" office:value="0.0358391792485399" calcext:value-type="float">
            <text:p>0.0358391792</text:p>
          </table:table-cell>
          <table:table-cell office:value-type="float" office:value="0.126934045060118" calcext:value-type="float">
            <text:p>0.1269340451</text:p>
          </table:table-cell>
          <table:table-cell office:value-type="float" office:value="0.0125637036792305" calcext:value-type="float">
            <text:p>0.0125637037</text:p>
          </table:table-cell>
          <table:table-cell office:value-type="float" office:value="0.0452281423287829" calcext:value-type="float">
            <text:p>0.0452281423</text:p>
          </table:table-cell>
          <table:table-cell office:value-type="float" office:value="4.79813803676707" calcext:value-type="float">
            <text:p>4.7981380368</text:p>
          </table:table-cell>
          <table:table-cell office:value-type="float" office:value="23.388190530304" calcext:value-type="float">
            <text:p>23.3881905303</text:p>
          </table:table-cell>
          <table:table-cell office:value-type="float" office:value="7.82697637736624" calcext:value-type="float">
            <text:p>7.8269763774</text:p>
          </table:table-cell>
          <table:table-cell office:value-type="float" office:value="0.722708936910213" calcext:value-type="float">
            <text:p>0.7227089369</text:p>
          </table:table-cell>
        </table:table-row>
        <table:table-row table:style-name="ro1">
          <table:table-cell office:value-type="string" calcext:value-type="string">
            <text:p>s31021-2783-01-31-18-41n</text:p>
          </table:table-cell>
          <table:table-cell office:value-type="float" office:value="0.177433000616982" calcext:value-type="float">
            <text:p>0.1774330006</text:p>
          </table:table-cell>
          <table:table-cell office:value-type="float" office:value="0.0511344363412977" calcext:value-type="float">
            <text:p>0.0511344363</text:p>
          </table:table-cell>
          <table:table-cell office:value-type="float" office:value="0.122351140855122" calcext:value-type="float">
            <text:p>0.1223511409</text:p>
          </table:table-cell>
          <table:table-cell office:value-type="float" office:value="0.0239715827923619" calcext:value-type="float">
            <text:p>0.0239715828</text:p>
          </table:table-cell>
          <table:table-cell office:value-type="float" office:value="0.0413934850954414" calcext:value-type="float">
            <text:p>0.0413934851</text:p>
          </table:table-cell>
          <table:table-cell office:value-type="float" office:value="4.76233393220871" calcext:value-type="float">
            <text:p>4.7623339322</text:p>
          </table:table-cell>
          <table:table-cell office:value-type="float" office:value="23.2159304667484" calcext:value-type="float">
            <text:p>23.2159304667</text:p>
          </table:table-cell>
          <table:table-cell office:value-type="float" office:value="7.76919692849058" calcext:value-type="float">
            <text:p>7.7691969285</text:p>
          </table:table-cell>
          <table:table-cell office:value-type="float" office:value="0.717942693289336" calcext:value-type="float">
            <text:p>0.7179426933</text:p>
          </table:table-cell>
        </table:table-row>
        <table:table-row table:style-name="ro1">
          <table:table-cell office:value-type="string" calcext:value-type="string">
            <text:p>s31061-3245-03-24-14-54n</text:p>
          </table:table-cell>
          <table:table-cell office:value-type="float" office:value="0.196741376447477" calcext:value-type="float">
            <text:p>0.1967413764</text:p>
          </table:table-cell>
          <table:table-cell office:value-type="float" office:value="0.0452974346624342" calcext:value-type="float">
            <text:p>0.0452974347</text:p>
          </table:table-cell>
          <table:table-cell office:value-type="float" office:value="0.139181656639771" calcext:value-type="float">
            <text:p>0.1391816566</text:p>
          </table:table-cell>
          <table:table-cell office:value-type="float" office:value="0.0303795722775123" calcext:value-type="float">
            <text:p>0.0303795723</text:p>
          </table:table-cell>
          <table:table-cell office:value-type="float" office:value="0.0540069580347215" calcext:value-type="float">
            <text:p>0.054006958</text:p>
          </table:table-cell>
          <table:table-cell office:value-type="float" office:value="4.90297249815301" calcext:value-type="float">
            <text:p>4.9029724982</text:p>
          </table:table-cell>
          <table:table-cell office:value-type="float" office:value="23.8756747057851" calcext:value-type="float">
            <text:p>23.8756747058</text:p>
          </table:table-cell>
          <table:table-cell office:value-type="float" office:value="7.99754242447131" calcext:value-type="float">
            <text:p>7.9975424245</text:p>
          </table:table-cell>
          <table:table-cell office:value-type="float" office:value="0.736379312117984" calcext:value-type="float">
            <text:p>0.7363793121</text:p>
          </table:table-cell>
        </table:table-row>
        <table:table-row table:style-name="ro1">
          <table:table-cell office:value-type="string" calcext:value-type="string">
            <text:p>s28698-3091-07-19-18-22n</text:p>
          </table:table-cell>
          <table:table-cell office:value-type="float" office:value="0.132142659012418" calcext:value-type="float">
            <text:p>0.132142659</text:p>
          </table:table-cell>
          <table:table-cell office:value-type="float" office:value="0.0348569257917517" calcext:value-type="float">
            <text:p>0.0348569258</text:p>
          </table:table-cell>
          <table:table-cell office:value-type="float" office:value="0.0411839468803572" calcext:value-type="float">
            <text:p>0.0411839469</text:p>
          </table:table-cell>
          <table:table-cell office:value-type="float" office:value="0.00196961150979668" calcext:value-type="float">
            <text:p>0.0019696115</text:p>
          </table:table-cell>
          <table:table-cell office:value-type="float" office:value="0.024316207344656" calcext:value-type="float">
            <text:p>0.0243162073</text:p>
          </table:table-cell>
          <table:table-cell office:value-type="float" office:value="1.54452267196321" calcext:value-type="float">
            <text:p>1.544522672</text:p>
          </table:table-cell>
          <table:table-cell office:value-type="float" office:value="7.68114516313227" calcext:value-type="float">
            <text:p>7.6811451631</text:p>
          </table:table-cell>
          <table:table-cell office:value-type="float" office:value="2.51942084316389" calcext:value-type="float">
            <text:p>2.5194208432</text:p>
          </table:table-cell>
          <table:table-cell office:value-type="float" office:value="0.246325566739355" calcext:value-type="float">
            <text:p>0.2463255667</text:p>
          </table:table-cell>
        </table:table-row>
        <table:table-row table:style-name="ro1">
          <table:table-cell office:value-type="string" calcext:value-type="string">
            <text:p>s04802-3156-12-03-14-01n</text:p>
          </table:table-cell>
          <table:table-cell office:value-type="float" office:value="0.0722620996598864" calcext:value-type="float">
            <text:p>0.0722620997</text:p>
          </table:table-cell>
          <table:table-cell office:value-type="float" office:value="0.023077937864733" calcext:value-type="float">
            <text:p>0.0230779379</text:p>
          </table:table-cell>
          <table:table-cell office:value-type="float" office:value="0.0501387973690979" calcext:value-type="float">
            <text:p>0.0501387974</text:p>
          </table:table-cell>
          <table:table-cell office:value-type="float" office:value="0.00376973593481352" calcext:value-type="float">
            <text:p>0.0037697359</text:p>
          </table:table-cell>
          <table:table-cell office:value-type="float" office:value="0.0259279725606913" calcext:value-type="float">
            <text:p>0.0259279726</text:p>
          </table:table-cell>
          <table:table-cell office:value-type="float" office:value="1.64694430290512" calcext:value-type="float">
            <text:p>1.6469443029</text:p>
          </table:table-cell>
          <table:table-cell office:value-type="float" office:value="8.12416667941401" calcext:value-type="float">
            <text:p>8.1241666794</text:p>
          </table:table-cell>
          <table:table-cell office:value-type="float" office:value="2.68648390712072" calcext:value-type="float">
            <text:p>2.6864839071</text:p>
          </table:table-cell>
          <table:table-cell office:value-type="float" office:value="0.24744689098042" calcext:value-type="float">
            <text:p>0.247446891</text:p>
          </table:table-cell>
        </table:table-row>
        <table:table-row table:style-name="ro1">
          <table:table-cell office:value-type="string" calcext:value-type="string">
            <text:p>s28905-3094-03-05-21-25n</text:p>
          </table:table-cell>
          <table:table-cell office:value-type="float" office:value="0.171952017987545" calcext:value-type="float">
            <text:p>0.171952018</text:p>
          </table:table-cell>
          <table:table-cell office:value-type="float" office:value="0.0586650483414985" calcext:value-type="float">
            <text:p>0.0586650483</text:p>
          </table:table-cell>
          <table:table-cell office:value-type="float" office:value="0.116405791114304" calcext:value-type="float">
            <text:p>0.1164057911</text:p>
          </table:table-cell>
          <table:table-cell office:value-type="float" office:value="0.0229970860725742" calcext:value-type="float">
            <text:p>0.0229970861</text:p>
          </table:table-cell>
          <table:table-cell office:value-type="float" office:value="0.0483422847259361" calcext:value-type="float">
            <text:p>0.0483422847</text:p>
          </table:table-cell>
          <table:table-cell office:value-type="float" office:value="4.37236162141239" calcext:value-type="float">
            <text:p>4.3723616214</text:p>
          </table:table-cell>
          <table:table-cell office:value-type="float" office:value="21.2608919715938" calcext:value-type="float">
            <text:p>21.2608919716</text:p>
          </table:table-cell>
          <table:table-cell office:value-type="float" office:value="7.13348702289395" calcext:value-type="float">
            <text:p>7.1334870229</text:p>
          </table:table-cell>
          <table:table-cell office:value-type="float" office:value="0.658907885969224" calcext:value-type="float">
            <text:p>0.658907886</text:p>
          </table:table-cell>
        </table:table-row>
        <table:table-row table:style-name="ro1">
          <table:table-cell office:value-type="string" calcext:value-type="string">
            <text:p>s31032-3315-05-08-18-36n</text:p>
          </table:table-cell>
          <table:table-cell office:value-type="float" office:value="0.18339404340431" calcext:value-type="float">
            <text:p>0.1833940434</text:p>
          </table:table-cell>
          <table:table-cell office:value-type="float" office:value="0.0558748069867584" calcext:value-type="float">
            <text:p>0.055874807</text:p>
          </table:table-cell>
          <table:table-cell office:value-type="float" office:value="0.127818422589669" calcext:value-type="float">
            <text:p>0.1278184226</text:p>
          </table:table-cell>
          <table:table-cell office:value-type="float" office:value="0.015247824653094" calcext:value-type="float">
            <text:p>0.0152478247</text:p>
          </table:table-cell>
          <table:table-cell office:value-type="float" office:value="0.0473800322667908" calcext:value-type="float">
            <text:p>0.0473800323</text:p>
          </table:table-cell>
          <table:table-cell office:value-type="float" office:value="4.6351771488139" calcext:value-type="float">
            <text:p>4.6351771488</text:p>
          </table:table-cell>
          <table:table-cell office:value-type="float" office:value="22.5604543375359" calcext:value-type="float">
            <text:p>22.5604543375</text:p>
          </table:table-cell>
          <table:table-cell office:value-type="float" office:value="7.5649388590255" calcext:value-type="float">
            <text:p>7.564938859</text:p>
          </table:table-cell>
          <table:table-cell office:value-type="float" office:value="0.698141459189565" calcext:value-type="float">
            <text:p>0.6981414592</text:p>
          </table:table-cell>
        </table:table-row>
        <table:table-row table:style-name="ro1">
          <table:table-cell office:value-type="string" calcext:value-type="string">
            <text:p>s28897-2743-03-20-21-26n</text:p>
          </table:table-cell>
          <table:table-cell office:value-type="float" office:value="0.235509416522171" calcext:value-type="float">
            <text:p>0.2355094165</text:p>
          </table:table-cell>
          <table:table-cell office:value-type="float" office:value="0.0627055419220255" calcext:value-type="float">
            <text:p>0.0627055419</text:p>
          </table:table-cell>
          <table:table-cell office:value-type="float" office:value="0.14195653905841" calcext:value-type="float">
            <text:p>0.1419565391</text:p>
          </table:table-cell>
          <table:table-cell office:value-type="float" office:value="0.010434280852384" calcext:value-type="float">
            <text:p>0.0104342809</text:p>
          </table:table-cell>
          <table:table-cell office:value-type="float" office:value="0.0615117350017993" calcext:value-type="float">
            <text:p>0.061511735</text:p>
          </table:table-cell>
          <table:table-cell office:value-type="float" office:value="5.0041492973323" calcext:value-type="float">
            <text:p>5.0041492973</text:p>
          </table:table-cell>
          <table:table-cell office:value-type="float" office:value="24.3510456839556" calcext:value-type="float">
            <text:p>24.351045684</text:p>
          </table:table-cell>
          <table:table-cell office:value-type="float" office:value="8.16608532795599" calcext:value-type="float">
            <text:p>8.166085328</text:p>
          </table:table-cell>
          <table:table-cell office:value-type="float" office:value="0.751944143402848" calcext:value-type="float">
            <text:p>0.7519441434</text:p>
          </table:table-cell>
        </table:table-row>
        <table:table-row table:style-name="ro1">
          <table:table-cell office:value-type="string" calcext:value-type="string">
            <text:p>s20726-3106-09-05-15-04n</text:p>
          </table:table-cell>
          <table:table-cell office:value-type="float" office:value="0.129755750096838" calcext:value-type="float">
            <text:p>0.1297557501</text:p>
          </table:table-cell>
          <table:table-cell office:value-type="float" office:value="0.0374176140304082" calcext:value-type="float">
            <text:p>0.037417614</text:p>
          </table:table-cell>
          <table:table-cell office:value-type="float" office:value="0.0742737100283195" calcext:value-type="float">
            <text:p>0.07427371</text:p>
          </table:table-cell>
          <table:table-cell office:value-type="float" office:value="0.0116517858227504" calcext:value-type="float">
            <text:p>0.0116517858</text:p>
          </table:table-cell>
          <table:table-cell office:value-type="float" office:value="0.0378075452927838" calcext:value-type="float">
            <text:p>0.0378075453</text:p>
          </table:table-cell>
          <table:table-cell office:value-type="float" office:value="2.82121714986527" calcext:value-type="float">
            <text:p>2.8212171499</text:p>
          </table:table-cell>
          <table:table-cell office:value-type="float" office:value="13.7505174489597" calcext:value-type="float">
            <text:p>13.750517449</text:p>
          </table:table-cell>
          <table:table-cell office:value-type="float" office:value="4.60236507090246" calcext:value-type="float">
            <text:p>4.6023650709</text:p>
          </table:table-cell>
          <table:table-cell office:value-type="float" office:value="0.425450373856639" calcext:value-type="float">
            <text:p>0.4254503739</text:p>
          </table:table-cell>
        </table:table-row>
        <table:table-row table:style-name="ro1">
          <table:table-cell office:value-type="string" calcext:value-type="string">
            <text:p>s29167-2518-07-06-18-43n</text:p>
          </table:table-cell>
          <table:table-cell office:value-type="float" office:value="0.190923510231541" calcext:value-type="float">
            <text:p>0.1909235102</text:p>
          </table:table-cell>
          <table:table-cell office:value-type="float" office:value="0.0481275544256983" calcext:value-type="float">
            <text:p>0.0481275544</text:p>
          </table:table-cell>
          <table:table-cell office:value-type="float" office:value="0.123979127746892" calcext:value-type="float">
            <text:p>0.1239791277</text:p>
          </table:table-cell>
          <table:table-cell office:value-type="float" office:value="0.0151472435586837" calcext:value-type="float">
            <text:p>0.0151472436</text:p>
          </table:table-cell>
          <table:table-cell office:value-type="float" office:value="0.0634002953861727" calcext:value-type="float">
            <text:p>0.0634002954</text:p>
          </table:table-cell>
          <table:table-cell office:value-type="float" office:value="3.8557614127336" calcext:value-type="float">
            <text:p>3.8557614127</text:p>
          </table:table-cell>
          <table:table-cell office:value-type="float" office:value="18.7889829928519" calcext:value-type="float">
            <text:p>18.7889829929</text:p>
          </table:table-cell>
          <table:table-cell office:value-type="float" office:value="6.28894909928634" calcext:value-type="float">
            <text:p>6.2889490993</text:p>
          </table:table-cell>
          <table:table-cell office:value-type="float" office:value="0.582344413866795" calcext:value-type="float">
            <text:p>0.5823444139</text:p>
          </table:table-cell>
        </table:table-row>
        <table:table-row table:style-name="ro1">
          <table:table-cell office:value-type="string" calcext:value-type="string">
            <text:p>s29120-2597-07-21-13-54n</text:p>
          </table:table-cell>
          <table:table-cell office:value-type="float" office:value="0.216754691203938" calcext:value-type="float">
            <text:p>0.2167546912</text:p>
          </table:table-cell>
          <table:table-cell office:value-type="float" office:value="0.0532403876950209" calcext:value-type="float">
            <text:p>0.0532403877</text:p>
          </table:table-cell>
          <table:table-cell office:value-type="float" office:value="0.106491828361905" calcext:value-type="float">
            <text:p>0.1064918284</text:p>
          </table:table-cell>
          <table:table-cell office:value-type="float" office:value="0.0117231307588068" calcext:value-type="float">
            <text:p>0.0117231308</text:p>
          </table:table-cell>
          <table:table-cell office:value-type="float" office:value="0.0497087284985285" calcext:value-type="float">
            <text:p>0.0497087285</text:p>
          </table:table-cell>
          <table:table-cell office:value-type="float" office:value="4.16618567059195" calcext:value-type="float">
            <text:p>4.1661856706</text:p>
          </table:table-cell>
          <table:table-cell office:value-type="float" office:value="20.2732497630519" calcext:value-type="float">
            <text:p>20.2732497631</text:p>
          </table:table-cell>
          <table:table-cell office:value-type="float" office:value="6.79698481260722" calcext:value-type="float">
            <text:p>6.7969848126</text:p>
          </table:table-cell>
          <table:table-cell office:value-type="float" office:value="0.626975624622853" calcext:value-type="float">
            <text:p>0.6269756246</text:p>
          </table:table-cell>
        </table:table-row>
        <table:table-row table:style-name="ro1">
          <table:table-cell office:value-type="string" calcext:value-type="string">
            <text:p>s15218-2811-09-23-14-40n</text:p>
          </table:table-cell>
          <table:table-cell office:value-type="float" office:value="0.17799844633133" calcext:value-type="float">
            <text:p>0.1779984463</text:p>
          </table:table-cell>
          <table:table-cell office:value-type="float" office:value="0.0627028659513598" calcext:value-type="float">
            <text:p>0.062702866</text:p>
          </table:table-cell>
          <table:table-cell office:value-type="float" office:value="0.135235368586006" calcext:value-type="float">
            <text:p>0.1352353686</text:p>
          </table:table-cell>
          <table:table-cell office:value-type="float" office:value="0.0187569808674406" calcext:value-type="float">
            <text:p>0.0187569809</text:p>
          </table:table-cell>
          <table:table-cell office:value-type="float" office:value="0.0683974182770534" calcext:value-type="float">
            <text:p>0.0683974183</text:p>
          </table:table-cell>
          <table:table-cell office:value-type="float" office:value="4.39324149524061" calcext:value-type="float">
            <text:p>4.3932414952</text:p>
          </table:table-cell>
          <table:table-cell office:value-type="float" office:value="21.4010101439402" calcext:value-type="float">
            <text:p>21.4010101439</text:p>
          </table:table-cell>
          <table:table-cell office:value-type="float" office:value="7.16689100803063" calcext:value-type="float">
            <text:p>7.166891008</text:p>
          </table:table-cell>
          <table:table-cell office:value-type="float" office:value="0.659820029184879" calcext:value-type="float">
            <text:p>0.6598200292</text:p>
          </table:table-cell>
        </table:table-row>
        <table:table-row table:style-name="ro1">
          <table:table-cell office:value-type="string" calcext:value-type="string">
            <text:p>s25724-3312-10-08-08-17n</text:p>
          </table:table-cell>
          <table:table-cell office:value-type="float" office:value="0.136893004036331" calcext:value-type="float">
            <text:p>0.136893004</text:p>
          </table:table-cell>
          <table:table-cell office:value-type="float" office:value="0.0502841606223725" calcext:value-type="float">
            <text:p>0.0502841606</text:p>
          </table:table-cell>
          <table:table-cell office:value-type="float" office:value="0.0966906159589708" calcext:value-type="float">
            <text:p>0.096690616</text:p>
          </table:table-cell>
          <table:table-cell office:value-type="float" office:value="0.0288039827957009" calcext:value-type="float">
            <text:p>0.0288039828</text:p>
          </table:table-cell>
          <table:table-cell office:value-type="float" office:value="0.0513154960481565" calcext:value-type="float">
            <text:p>0.051315496</text:p>
          </table:table-cell>
          <table:table-cell office:value-type="float" office:value="3.78296901019725" calcext:value-type="float">
            <text:p>3.7829690102</text:p>
          </table:table-cell>
          <table:table-cell office:value-type="float" office:value="18.409661405661" calcext:value-type="float">
            <text:p>18.4096614057</text:p>
          </table:table-cell>
          <table:table-cell office:value-type="float" office:value="6.17082853202497" calcext:value-type="float">
            <text:p>6.170828532</text:p>
          </table:table-cell>
          <table:table-cell office:value-type="float" office:value="0.572254053377567" calcext:value-type="float">
            <text:p>0.57225405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08:48:09.073126231</meta:creation-date>
    <dc:date>2016-06-22T08:53:16.950428163</dc:date>
    <meta:editing-duration>PT5M11S</meta:editing-duration>
    <meta:editing-cycles>1</meta:editing-cycles>
    <meta:document-statistic meta:table-count="1" meta:cell-count="998" meta:object-count="0"/>
    <meta:generator>LibreOffice/5.1.3.2$Linux_X86_64 LibreOffice_project/10m0$Build-2</meta:generator>
  </office:meta>
</office:document-meta>
</file>